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8336" officeooo:paragraph-rsid="001b8336" style:font-weight-asian="bold" style:font-weight-complex="bold"/>
    </style:style>
    <style:style style:name="P2" style:family="paragraph" style:parent-style-name="Standard">
      <style:text-properties fo:font-weight="bold" officeooo:rsid="001ce203" officeooo:paragraph-rsid="001ce203" style:font-weight-asian="bold" style:font-weight-complex="bold"/>
    </style:style>
    <style:style style:name="P3" style:family="paragraph" style:parent-style-name="Standard">
      <style:text-properties fo:font-weight="bold" officeooo:rsid="001eb087" officeooo:paragraph-rsid="001eb087" style:font-weight-asian="bold" style:font-weight-complex="bold"/>
    </style:style>
    <style:style style:name="P4" style:family="paragraph" style:parent-style-name="Standard">
      <style:text-properties fo:font-weight="bold" officeooo:rsid="001f5805" officeooo:paragraph-rsid="001f5805" style:font-weight-asian="bold" style:font-weight-complex="bold"/>
    </style:style>
    <style:style style:name="P5" style:family="paragraph" style:parent-style-name="Standard">
      <style:text-properties fo:font-weight="bold" officeooo:rsid="001f5805" officeooo:paragraph-rsid="00270bdc" style:font-weight-asian="bold" style:font-weight-complex="bold"/>
    </style:style>
    <style:style style:name="P6" style:family="paragraph" style:parent-style-name="Standard">
      <style:text-properties fo:font-weight="bold" officeooo:rsid="001ff92f" officeooo:paragraph-rsid="001ff92f" style:font-weight-asian="bold" style:font-weight-complex="bold"/>
    </style:style>
    <style:style style:name="P7" style:family="paragraph" style:parent-style-name="Standard">
      <style:text-properties fo:font-weight="bold" officeooo:rsid="00270bdc" officeooo:paragraph-rsid="00270bdc" style:font-weight-asian="bold" style:font-weight-complex="bold"/>
    </style:style>
    <style:style style:name="P8" style:family="paragraph" style:parent-style-name="Standard">
      <style:text-properties fo:font-weight="bold" officeooo:rsid="0031b083" officeooo:paragraph-rsid="0031b083" style:font-weight-asian="bold" style:font-weight-complex="bold"/>
    </style:style>
    <style:style style:name="P9" style:family="paragraph" style:parent-style-name="Standard">
      <style:text-properties fo:font-weight="normal" officeooo:rsid="001b8336" officeooo:paragraph-rsid="001b8336" style:font-weight-asian="normal" style:font-weight-complex="normal"/>
    </style:style>
    <style:style style:name="P10" style:family="paragraph" style:parent-style-name="Standard">
      <style:text-properties fo:font-weight="normal" officeooo:rsid="001b8336" officeooo:paragraph-rsid="0031b083" style:font-weight-asian="normal" style:font-weight-complex="normal"/>
    </style:style>
    <style:style style:name="P11" style:family="paragraph" style:parent-style-name="Standard">
      <style:text-properties fo:font-weight="normal" officeooo:rsid="001ce203" officeooo:paragraph-rsid="001ce203" style:font-weight-asian="normal" style:font-weight-complex="normal"/>
    </style:style>
    <style:style style:name="P12" style:family="paragraph" style:parent-style-name="Standard">
      <style:text-properties fo:font-weight="normal" officeooo:rsid="001ce203" officeooo:paragraph-rsid="001eb087" style:font-weight-asian="normal" style:font-weight-complex="normal"/>
    </style:style>
    <style:style style:name="P13" style:family="paragraph" style:parent-style-name="Standard">
      <style:text-properties fo:font-weight="normal" officeooo:rsid="001eb087" officeooo:paragraph-rsid="001eb087" style:font-weight-asian="normal" style:font-weight-complex="normal"/>
    </style:style>
    <style:style style:name="P14" style:family="paragraph" style:parent-style-name="Standard">
      <style:text-properties fo:font-weight="normal" officeooo:rsid="001f5805" officeooo:paragraph-rsid="001eb087" style:font-weight-asian="normal" style:font-weight-complex="normal"/>
    </style:style>
    <style:style style:name="P15" style:family="paragraph" style:parent-style-name="Standard">
      <style:text-properties fo:font-weight="normal" officeooo:rsid="001f5805" officeooo:paragraph-rsid="001f5805" style:font-weight-asian="normal" style:font-weight-complex="normal"/>
    </style:style>
    <style:style style:name="P16" style:family="paragraph" style:parent-style-name="Standard">
      <style:text-properties fo:font-weight="normal" officeooo:rsid="001f5805" officeooo:paragraph-rsid="00270bdc" style:font-weight-asian="normal" style:font-weight-complex="normal"/>
    </style:style>
    <style:style style:name="P17" style:family="paragraph" style:parent-style-name="Standard">
      <style:text-properties fo:font-weight="normal" officeooo:rsid="001ff92f" officeooo:paragraph-rsid="001ff92f" style:font-weight-asian="normal" style:font-weight-complex="normal"/>
    </style:style>
    <style:style style:name="P18" style:family="paragraph" style:parent-style-name="Standard">
      <style:text-properties fo:font-weight="normal" officeooo:rsid="00270bdc" officeooo:paragraph-rsid="00270bdc" style:font-weight-asian="normal" style:font-weight-complex="normal"/>
    </style:style>
    <style:style style:name="P19" style:family="paragraph" style:parent-style-name="Standard">
      <style:text-properties fo:font-weight="normal" officeooo:rsid="002d12a4" officeooo:paragraph-rsid="002d12a4" style:font-weight-asian="normal" style:font-weight-complex="normal"/>
    </style:style>
    <style:style style:name="P20" style:family="paragraph" style:parent-style-name="Standard">
      <style:text-properties fo:font-weight="normal" officeooo:rsid="002d12a4" officeooo:paragraph-rsid="0030dc8c" style:font-weight-asian="normal" style:font-weight-complex="normal"/>
    </style:style>
    <style:style style:name="P21" style:family="paragraph" style:parent-style-name="Standard">
      <style:text-properties fo:font-weight="normal" officeooo:rsid="0031b083" officeooo:paragraph-rsid="0031b083" style:font-weight-asian="normal" style:font-weight-complex="normal"/>
    </style:style>
    <style:style style:name="P22" style:family="paragraph" style:parent-style-name="Standard">
      <style:text-properties fo:font-size="18pt" fo:font-weight="bold" officeooo:rsid="00270bdc" officeooo:paragraph-rsid="00270bdc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1f5805" officeooo:paragraph-rsid="001f5805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1b8336" officeooo:paragraph-rsid="001b8336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1ce203" officeooo:paragraph-rsid="001ce203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font-weight="bold" officeooo:rsid="001eb087" officeooo:paragraph-rsid="001eb087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officeooo:rsid="001ff92f" officeooo:paragraph-rsid="001ff92f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bold" officeooo:rsid="002d12a4" officeooo:paragraph-rsid="002d12a4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32f56a" officeooo:paragraph-rsid="0032f56a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fo:font-weight="bold" officeooo:rsid="0034f2ad" officeooo:paragraph-rsid="0034f2ad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8pt" fo:font-weight="bold" officeooo:rsid="0034f2ad" officeooo:paragraph-rsid="00368112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fo:font-weight="bold" officeooo:rsid="003e17c5" officeooo:paragraph-rsid="003e17c5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fo:font-weight="bold" officeooo:rsid="0045b934" officeooo:paragraph-rsid="0045b934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font-weight="bold" officeooo:rsid="00479ffb" officeooo:paragraph-rsid="00479ffb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4aa117" officeooo:paragraph-rsid="004aa117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font-weight="bold" officeooo:rsid="00522eeb" officeooo:paragraph-rsid="00522eeb" style:font-size-asian="18pt" style:font-weight-asian="bold" style:font-size-complex="18pt" style:font-weight-complex="bold"/>
    </style:style>
    <style:style style:name="P37" style:family="paragraph" style:parent-style-name="Standard">
      <style:text-properties fo:font-size="18pt" fo:font-weight="bold" officeooo:rsid="00578a08" officeooo:paragraph-rsid="005718c2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18pt" fo:font-weight="normal" officeooo:rsid="001f5805" officeooo:paragraph-rsid="00270bdc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2pt" fo:font-weight="normal" officeooo:rsid="0032f56a" officeooo:paragraph-rsid="0032f56a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34f2ad" officeooo:paragraph-rsid="0034f2ad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34f2ad" officeooo:paragraph-rsid="00368112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34f2ad" officeooo:paragraph-rsid="00368112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34f2ad" officeooo:paragraph-rsid="0037e78e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34f2ad" officeooo:paragraph-rsid="003bdfa9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3a3f7b" officeooo:paragraph-rsid="003a3f7b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3e17c5" officeooo:paragraph-rsid="003e17c5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3e17c5" officeooo:paragraph-rsid="003f828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479ffb" officeooo:paragraph-rsid="00479ffb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4aa117" officeooo:paragraph-rsid="004aa11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4aa117" officeooo:paragraph-rsid="004c5ed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522eeb" officeooo:paragraph-rsid="00522eeb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578a08" officeooo:paragraph-rsid="005718c2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bold" officeooo:rsid="003e17c5" officeooo:paragraph-rsid="003e17c5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rsid="00522eeb" officeooo:paragraph-rsid="00522eeb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8pt" fo:font-weight="bold" officeooo:rsid="0024d2c6" officeooo:paragraph-rsid="00270bdc" style:font-size-asian="18pt" style:font-weight-asian="bold" style:font-size-complex="18pt" style:font-weight-complex="bold"/>
    </style:style>
    <style:style style:name="P56" style:family="paragraph" style:parent-style-name="Standard">
      <style:text-properties fo:font-size="18pt" fo:font-weight="bold" officeooo:rsid="001f5805" officeooo:paragraph-rsid="00270bdc" style:font-size-asian="18pt" style:font-weight-asian="bold" style:font-size-complex="18pt" style:font-weight-complex="bold"/>
    </style:style>
    <style:style style:name="P57" style:family="paragraph" style:parent-style-name="Standard">
      <style:text-properties fo:font-size="18pt" fo:font-weight="bold" officeooo:rsid="0031b083" officeooo:paragraph-rsid="0031b083" style:font-size-asian="18pt" style:font-weight-asian="bold" style:font-size-complex="18pt" style:font-weight-complex="bold"/>
    </style:style>
    <style:style style:name="P58" style:family="paragraph" style:parent-style-name="Standard">
      <style:text-properties fo:font-size="18pt" fo:font-weight="bold" officeooo:rsid="005f7bd5" officeooo:paragraph-rsid="005f7bd5" style:font-size-asian="18pt" style:font-weight-asian="bold" style:font-size-complex="18pt" style:font-weight-complex="bold"/>
    </style:style>
    <style:style style:name="P59" style:family="paragraph" style:parent-style-name="Standard">
      <style:text-properties fo:font-size="18pt" fo:font-weight="bold" officeooo:rsid="005f7bd5" officeooo:paragraph-rsid="005718c2" style:font-size-asian="18pt" style:font-weight-asian="bold" style:font-size-complex="18pt" style:font-weight-complex="bold"/>
    </style:style>
    <style:style style:name="P60" style:family="paragraph" style:parent-style-name="Standard">
      <style:text-properties fo:font-size="18pt" fo:font-weight="bold" officeooo:rsid="006468ab" officeooo:paragraph-rsid="006468ab" style:font-size-asian="18pt" style:font-weight-asian="bold" style:font-size-complex="18pt" style:font-weight-complex="bold"/>
    </style:style>
    <style:style style:name="P61" style:family="paragraph" style:parent-style-name="Standard">
      <style:text-properties fo:font-size="18pt" fo:font-weight="bold" officeooo:rsid="0068eb60" officeooo:paragraph-rsid="0068eb60" style:font-size-asian="18pt" style:font-weight-asian="bold" style:font-size-complex="18pt" style:font-weight-complex="bold"/>
    </style:style>
    <style:style style:name="P62" style:family="paragraph" style:parent-style-name="Standard">
      <style:text-properties fo:font-size="18pt" fo:font-weight="bold" officeooo:rsid="006ac017" officeooo:paragraph-rsid="006ac017" style:font-size-asian="18pt" style:font-weight-asian="bold" style:font-size-complex="18pt" style:font-weight-complex="bold"/>
    </style:style>
    <style:style style:name="P63" style:family="paragraph" style:parent-style-name="Standard">
      <style:text-properties fo:font-weight="bold" officeooo:rsid="0032f56a" officeooo:paragraph-rsid="0031b083" style:font-weight-asian="bold" style:font-weight-complex="bold"/>
    </style:style>
    <style:style style:name="P64" style:family="paragraph" style:parent-style-name="Standard">
      <style:text-properties fo:font-size="12pt" fo:font-weight="normal" officeooo:rsid="003a3f7b" officeooo:paragraph-rsid="00368112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3bdfa9" officeooo:paragraph-rsid="003bdfa9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3bdfa9" officeooo:paragraph-rsid="003e17c5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3f8280" officeooo:paragraph-rsid="003f8280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3f8280" officeooo:paragraph-rsid="0045b934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3f8280" officeooo:paragraph-rsid="00479ffb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578a08" officeooo:paragraph-rsid="005718c2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5f7bd5" officeooo:paragraph-rsid="005f7bd5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5f7bd5" officeooo:paragraph-rsid="0061b5c2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5f7bd5" officeooo:paragraph-rsid="006468ab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68eb60" officeooo:paragraph-rsid="0068eb60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6ac017" officeooo:paragraph-rsid="006ac017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bold" officeooo:rsid="005f7bd5" officeooo:paragraph-rsid="005f7bd5" style:font-size-asian="12pt" style:font-weight-asian="bold" style:font-size-complex="12pt" style:font-weight-complex="bold"/>
    </style:style>
    <style:style style:name="P77" style:family="paragraph" style:parent-style-name="Standard">
      <style:text-properties fo:font-size="16pt" fo:font-weight="bold" officeooo:rsid="0061b5c2" officeooo:paragraph-rsid="0061b5c2" style:font-size-asian="16pt" style:font-weight-asian="bold" style:font-size-complex="16pt" style:font-weight-complex="bold"/>
    </style:style>
    <style:style style:name="P78" style:family="paragraph" style:parent-style-name="Standard">
      <style:text-properties fo:font-size="8pt" fo:font-weight="normal" officeooo:rsid="005f7bd5" officeooo:paragraph-rsid="0061b5c2" style:font-size-asian="8pt" style:font-weight-asian="normal" style:font-size-complex="8pt" style:font-weight-complex="normal"/>
    </style:style>
    <style:style style:name="T1" style:family="text">
      <style:text-properties officeooo:rsid="001ff92f"/>
    </style:style>
    <style:style style:name="T2" style:family="text">
      <style:text-properties officeooo:rsid="002077ae"/>
    </style:style>
    <style:style style:name="T3" style:family="text">
      <style:text-properties fo:font-weight="bold" officeooo:rsid="0034f2ad" style:font-weight-asian="bold" style:font-weight-complex="bold"/>
    </style:style>
    <style:style style:name="T4" style:family="text">
      <style:text-properties fo:font-weight="bold" officeooo:rsid="003a3f7b" style:font-weight-asian="bold" style:font-weight-complex="bold"/>
    </style:style>
    <style:style style:name="T5" style:family="text">
      <style:text-properties fo:font-weight="bold" officeooo:rsid="003bdfa9" style:font-weight-asian="bold" style:font-weight-complex="bold"/>
    </style:style>
    <style:style style:name="T6" style:family="text">
      <style:text-properties officeooo:rsid="0031b083"/>
    </style:style>
    <style:style style:name="T7" style:family="text">
      <style:text-properties officeooo:rsid="0032f56a"/>
    </style:style>
    <style:style style:name="T8" style:family="text">
      <style:text-properties fo:font-size="18pt" fo:font-weight="bold" officeooo:rsid="003a3f7b" style:font-size-asian="18pt" style:font-weight-asian="bold" style:font-size-complex="18pt" style:font-weight-complex="bold"/>
    </style:style>
    <style:style style:name="T9" style:family="text">
      <style:text-properties officeooo:rsid="0034f2ad"/>
    </style:style>
    <style:style style:name="T10" style:family="text">
      <style:text-properties officeooo:rsid="00368112"/>
    </style:style>
    <style:style style:name="T11" style:family="text">
      <style:text-properties officeooo:rsid="0037e78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3a3f7b"/>
    </style:style>
    <style:style style:name="T14" style:family="text">
      <style:text-properties officeooo:rsid="003bdfa9"/>
    </style:style>
    <style:style style:name="T15" style:family="text">
      <style:text-properties officeooo:rsid="004c5ed5"/>
    </style:style>
    <style:style style:name="T16" style:family="text">
      <style:text-properties officeooo:rsid="005da082"/>
    </style:style>
    <style:style style:name="T17" style:family="text">
      <style:text-properties officeooo:rsid="006144d0"/>
    </style:style>
    <style:style style:name="T18" style:family="text">
      <style:text-properties officeooo:rsid="0061b5c2"/>
    </style:style>
    <style:style style:name="T19" style:family="text">
      <style:text-properties officeooo:rsid="006468a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Global Mincut ( stoer Wagner N^3)</text:p>
      <text:p text:style-name="P18">typedef long long ll;</text:p>
      <text:p text:style-name="P18">const ll maxN = 305 ;</text:p>
      <text:p text:style-name="P18">const ll inf = 0x3f3f3f3f ;</text:p>
      <text:p text:style-name="P18">// Stoer-wagner algorithm, complexity: O(n^3)</text:p>
      <text:p text:style-name="P18">// compute the global minimum cut with self-loop ignored.</text:p>
      <text:p text:style-name="P18">ll n,m, g[maxN][maxN];</text:p>
      <text:p text:style-name="P18">bool vis[maxN];</text:p>
      <text:p text:style-name="P18">ll dis[maxN],v[maxN];</text:p>
      <text:p text:style-name="P18">ll stoer_wagner() {</text:p>
      <text:p text:style-name="P18"><text:s text:c="4"/>ll i, j, now,ans=inf;</text:p>
      <text:p text:style-name="P18"><text:s text:c="4"/>for(i=0; i&lt;n; i++)v[i]=i+1;</text:p>
      <text:p text:style-name="P18"><text:s text:c="4"/>while(n&gt;1) {</text:p>
      <text:p text:style-name="P18"><text:s text:c="8"/>for(now=0,i=1; i&lt;n; i++)dis[v[i]]=0;</text:p>
      <text:p text:style-name="P18"><text:s text:c="8"/>for(i=1; i&lt;n; i++) {</text:p>
      <text:p text:style-name="P18"><text:s text:c="12"/>swap(v[now],v[i-1]);</text:p>
      <text:p text:style-name="P18"><text:s text:c="12"/>for(now=j=i; j&lt;n; j++) {</text:p>
      <text:p text:style-name="P18"><text:s text:c="16"/>dis[v[j]]+=g[v[i-1]][v[j]];</text:p>
      <text:p text:style-name="P18"><text:s text:c="16"/>if(dis[v[now]]&lt;dis[v[j]])now=j;</text:p>
      <text:p text:style-name="P18"><text:s text:c="12"/>}</text:p>
      <text:p text:style-name="P18"><text:s text:c="8"/>}</text:p>
      <text:p text:style-name="P18"><text:s text:c="8"/>ans=min(ans,dis[v[now]]);</text:p>
      <text:p text:style-name="P18"><text:s text:c="8"/>for(j=0; j&lt;n; j++)</text:p>
      <text:p text:style-name="P18"><text:s text:c="12"/>g[v[j]][v[now-1]]=g[v[now-1]][v[j]]+=g[v[j]][v[now]] ;</text:p>
      <text:p text:style-name="P18"><text:s text:c="8"/>v[now]=v[--n];</text:p>
      <text:p text:style-name="P18"><text:s text:c="4"/>}</text:p>
      <text:p text:style-name="P18"><text:s text:c="4"/>return ans ;</text:p>
      <text:p text:style-name="P18">}</text:p>
      <text:p text:style-name="P7">*in NTU , O(NM)</text:p>
      <text:p text:style-name="P7"/>
      <text:p text:style-name="P55">Max Flow (Dinic)</text:p>
      <text:p text:style-name="P5"/>
      <text:p text:style-name="P16">const int MAXN = 500+5 ; <text:s/>const int INF = 1000000000 ;</text:p>
      <text:p text:style-name="P16">struct edge{ int a, b, cap, flow , yo , x , y; };</text:p>
      <text:p text:style-name="P16">struct Dinic{</text:p>
      <text:p text:style-name="P16"><text:s text:c="3"/>int s,t,d[MAXN] , ptr[MAXN] ;</text:p>
      <text:p text:style-name="P16"><text:s text:c="3"/>vector&lt;edge&gt;e; vector&lt;int&gt;g[MAXN];</text:p>
      <text:p text:style-name="P16"><text:s text:c="3"/>void init(){ e.clear();memset(d,0,sizeof(d)); for(int i = 0; i &lt; MAXN ; i++)g[i].clear(); }</text:p>
      <text:p text:style-name="P16"><text:s text:c="3"/>void addEdge(int a,int b,int cap, int x = -1 , int y= -1){</text:p>
      <text:p text:style-name="P16"><text:s text:c="4"/>edge e1 = { a, b, cap, 0 , 1 , x , y } ; edge e2 = { b, a, 0 <text:s/>, 0 , 0 , x , y } ;</text:p>
      <text:p text:style-name="P16"><text:s text:c="4"/>g[a].push_back((int)e.size()); e.push_back(e1); <text:s/>g[b].push_back((int)e.size()); e.push_back(e2);</text:p>
      <text:p text:style-name="P16"><text:s text:c="3"/>}</text:p>
      <text:p text:style-name="P16"><text:s text:c="3"/>bool bfs(){</text:p>
      <text:p text:style-name="P16"><text:s text:c="7"/>queue &lt; int &gt; Q ; Q.push(s); memset(d,-1,sizeof(d)); d[s]=0 ;</text:p>
      <text:p text:style-name="P16"><text:s text:c="7"/>while (!Q.empty()){</text:p>
      <text:p text:style-name="P16"><text:s text:c="11"/>int u=Q.front() ; <text:s/>Q.pop() ;</text:p>
      <text:p text:style-name="P16"><text:s text:c="11"/>for(int i=0; i&lt;g[u].size(); i++) {</text:p>
      <text:p text:style-name="P16"><text:s text:c="15"/>int id=g[u][i]; int v=e[id].b;</text:p>
      <text:p text:style-name="P16"><text:s text:c="15"/>if(d[v]==-1&amp;&amp;e[id].flow&lt;e[id].cap) { Q.push(v) ;d[v]=d[u]+1 ;}</text:p>
      <text:p text:style-name="P16"><text:s text:c="10"/>}</text:p>
      <text:p text:style-name="P16"><text:s text:c="6"/>}</text:p>
      <text:p text:style-name="P16"><text:s text:c="6"/>return d[t]!=-1 ;</text:p>
      <text:p text:style-name="P16"><text:s text:c="2"/>}</text:p>
      <text:p text:style-name="P16"><text:s text:c="2"/>int dfs(int u,int flow){</text:p>
      <text:p text:style-name="P16"><text:s text:c="5"/>if (!flow) <text:s/>return 0 ; if ( u==t ) <text:s/>return flow ;</text:p>
      <text:p text:style-name="P16"><text:s text:c="5"/>for(int&amp; i = ptr[u] ; i&lt;g[u].size(); i++){</text:p>
      <text:p text:style-name="P16"><text:soft-page-break/><text:s text:c="10"/>int id = g[u][i]; int v = <text:s/>e[id].b ;</text:p>
      <text:p text:style-name="P16"><text:s text:c="10"/>if ( d[v] != d[u]+1 ) <text:s/>continue ;</text:p>
      <text:p text:style-name="P16"><text:s text:c="10"/>int pushed = dfs (v,min (flow,e[id].cap-e[id].flow)) ;</text:p>
      <text:p text:style-name="P16"><text:s text:c="10"/>if (pushed){ <text:s/>e [id].flow+=pushed ; e [id^1].flow-=pushed ; return pushed ;}</text:p>
      <text:p text:style-name="P16"><text:s text:c="6"/>}</text:p>
      <text:p text:style-name="P16"><text:s text:c="6"/>return 0 ;</text:p>
      <text:p text:style-name="P16"><text:s text:c="2"/>}</text:p>
      <text:p text:style-name="P16"><text:s text:c="2"/>int dinic(){</text:p>
      <text:p text:style-name="P16"><text:s text:c="7"/>int flow = 0 ;</text:p>
      <text:p text:style-name="P16"><text:s text:c="7"/>while(true){</text:p>
      <text:p text:style-name="P16"><text:s text:c="10"/>if(!bfs()) <text:s/>break ; memset(ptr, 0 , sizeof(ptr)) ;</text:p>
      <text:p text:style-name="P16"><text:s text:c="10"/>while ( int pushed = dfs(s,INF ) ) <text:s/>flow += pushed ;</text:p>
      <text:p text:style-name="P16"><text:s text:c="8"/>}</text:p>
      <text:p text:style-name="P16"><text:s text:c="7"/>return flow ;</text:p>
      <text:p text:style-name="P16"><text:s text:c="4"/>}</text:p>
      <text:p text:style-name="P16">};</text:p>
      <text:p text:style-name="P38"/>
      <text:p text:style-name="P24">Bipartite Matching ( Kuhn )</text:p>
      <text:p text:style-name="P9">class KuhnImplementation {</text:p>
      <text:p text:style-name="P9"><text:s text:c="4"/>public:</text:p>
      <text:p text:style-name="P9"><text:s text:c="4"/>int n, k; vector &lt; vector&lt;int&gt; &gt; g; vector&lt;int&gt; pairs_of_right, pairs_of_left; vector&lt;bool&gt; used;</text:p>
      <text:p text:style-name="P9"><text:s text:c="4"/>bool kuhn (int v) {</text:p>
      <text:p text:style-name="P9"><text:s text:c="8"/>if (used[v]) <text:s/>return false; used[v] = true;</text:p>
      <text:p text:style-name="P9"><text:s text:c="8"/>for (int i = 0; i &lt; g[v].size(); ++i) {</text:p>
      <text:p text:style-name="P9"><text:s text:c="12"/>int to = g[v][i];</text:p>
      <text:p text:style-name="P9"><text:s text:c="12"/>if (pairs_of_right[to] == -1 || kuhn (pairs_of_right[to])) {</text:p>
      <text:p text:style-name="P9"><text:s text:c="16"/>pairs_of_right[to] = v; pairs_of_left[v] = to; return true;</text:p>
      <text:p text:style-name="P9"><text:s text:c="12"/>}</text:p>
      <text:p text:style-name="P9"><text:s text:c="8"/>}</text:p>
      <text:p text:style-name="P9"><text:s text:c="8"/>return false;</text:p>
      <text:p text:style-name="P9"><text:s text:c="4"/>}</text:p>
      <text:p text:style-name="P9"><text:s text:c="4"/>int find_max_matching(vector&lt;vector&lt;int&gt; &gt; &amp;_g, int _n, int _k) {</text:p>
      <text:p text:style-name="P9"><text:s text:c="8"/>g = _g;</text:p>
      <text:p text:style-name="P9"><text:s text:c="8"/>n = _n; <text:s/>//n is number of vertices in left part of graph</text:p>
      <text:p text:style-name="P9"><text:s text:c="8"/>k = _k; <text:s/>//k is number of vertices in right part of graph</text:p>
      <text:p text:style-name="P9"><text:s text:c="8"/>pairs_of_right = vector&lt;int&gt; (k, -1);</text:p>
      <text:p text:style-name="P9"><text:s text:c="8"/>pairs_of_left = vector&lt;int&gt; (n, -1);</text:p>
      <text:p text:style-name="P9"><text:s text:c="8"/>//pairs_of_right[i] is a neighbor of vertex i from right part, on marked edge</text:p>
      <text:p text:style-name="P9"><text:s text:c="8"/>//pairs_of_left[i] <text:s/>is a neighbor of vertex i from left part, on marked edge</text:p>
      <text:p text:style-name="P9"><text:s text:c="8"/>used = vector&lt;bool&gt; (n, false); bool path_found;</text:p>
      <text:p text:style-name="P9"><text:s text:c="8"/>do {</text:p>
      <text:p text:style-name="P9"><text:s text:c="12"/>fill(used.begin(), used.end(), false);</text:p>
      <text:p text:style-name="P9"><text:s text:c="12"/>path_found = false;</text:p>
      <text:p text:style-name="P9"><text:s text:c="12"/>//remember to start only from free vertices which are not visited yet</text:p>
      <text:p text:style-name="P9"><text:s text:c="12"/>for (int i = 0; i &lt; n; ++i)</text:p>
      <text:p text:style-name="P9"><text:s text:c="16"/>if (pairs_of_left[i] &lt; 0 &amp;&amp; !used[i]) path_found |= kuhn (i);</text:p>
      <text:p text:style-name="P9"><text:s text:c="8"/>} while (path_found);</text:p>
      <text:p text:style-name="P9"><text:s text:c="8"/>int res = 0 ;</text:p>
      <text:p text:style-name="P9"><text:s text:c="8"/>for(int i = 0; i &lt; k; i++) if(pairs_of_right[i] != -1) res++ ;</text:p>
      <text:p text:style-name="P9"><text:s text:c="8"/>return res;</text:p>
      <text:p text:style-name="P9"><text:s text:c="4"/>}</text:p>
      <text:p text:style-name="P9">};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4">Weighted Bipartite Matching ( Kuhn Munkress )</text:p>
      <text:p text:style-name="P9">#define maxM 107</text:p>
      <text:p text:style-name="P9">#define maxN 107</text:p>
      <text:p text:style-name="P9">template&lt;typename T&gt;</text:p>
      <text:p text:style-name="P9">struct KuhnMunkras { // n for left, m for right</text:p>
      <text:p text:style-name="P9"><text:s text:c="2"/>int n, m, match[maxM];</text:p>
      <text:p text:style-name="P9"><text:s text:c="2"/>T g[maxN][maxM], lx[maxN], ly[maxM], slack[maxM];</text:p>
      <text:p text:style-name="P9"><text:s text:c="2"/>bool vx[maxN], vy[maxM];</text:p>
      <text:p text:style-name="P9"><text:s text:c="2"/>void init(int n_, int m_) {memset(g,0,sizeof(g)); n = n_, m = m_;}</text:p>
      <text:p text:style-name="P9"><text:s text:c="2"/>void add(int u, int v, T w) { g[u][v] = w;}</text:p>
      <text:p text:style-name="P9"><text:s text:c="2"/>bool find(int x) {</text:p>
      <text:p text:style-name="P9"><text:s text:c="4"/>vx[x] = true;</text:p>
      <text:p text:style-name="P9"><text:s text:c="4"/>for (int y = 1; y &lt;= m; ++y) {</text:p>
      <text:p text:style-name="P9"><text:s text:c="6"/>if (!vy[y]) {</text:p>
      <text:p text:style-name="P9"><text:s text:c="8"/>T delta = lx[x] + ly[y] - g[x][y];</text:p>
      <text:p text:style-name="P9"><text:s text:c="8"/>if (delta== T(0)) {</text:p>
      <text:p text:style-name="P9"><text:s text:c="10"/>vy[y] = true;</text:p>
      <text:p text:style-name="P9"><text:s text:c="10"/>if (match[y] == 0 || find(match[y])) { match[y] = x;return true; }</text:p>
      <text:p text:style-name="P10"><text:s text:c="8"/>} </text:p>
      <text:p text:style-name="P10"><text:s text:c="8"/>else slack[y] = min(slack[y], delta);</text:p>
      <text:p text:style-name="P9"><text:s text:c="6"/>}</text:p>
      <text:p text:style-name="P9"><text:s text:c="4"/>}</text:p>
      <text:p text:style-name="P9"><text:s text:c="4"/>return false;</text:p>
      <text:p text:style-name="P9"><text:s text:c="2"/>}</text:p>
      <text:p text:style-name="P9"/>
      <text:p text:style-name="P9"><text:s text:c="2"/>T matching() { // maximum weight matching</text:p>
      <text:p text:style-name="P9"><text:s text:c="4"/>fill(lx + 1, lx + 1 + n, 0);</text:p>
      <text:p text:style-name="P9"><text:s text:c="4"/>memset(ly,0,sizeof(ly)); memset(match,0,sizeof(match));</text:p>
      <text:p text:style-name="P9"><text:s text:c="4"/>for (int i = 1; i &lt;= n; ++i) {</text:p>
      <text:p text:style-name="P9"><text:s text:c="6"/>for (int j = 1; j &lt;= m; ++j) lx[i] = max(lx[i], g[i][j]);</text:p>
      <text:p text:style-name="P9"><text:s text:c="4"/>}</text:p>
      <text:p text:style-name="P9"><text:s text:c="4"/>for (int k = 1; k &lt;= n; ++k) {</text:p>
      <text:p text:style-name="P9"><text:s text:c="6"/>fill(slack + 1, slack + 1 + m, numeric_limits&lt;T&gt;::max());</text:p>
      <text:p text:style-name="P9"><text:s text:c="6"/>while (true) {</text:p>
      <text:p text:style-name="P9"><text:s text:c="8"/>memset(vx,0,sizeof(vx)); memset(vy,0,sizeof(vy));</text:p>
      <text:p text:style-name="P9"><text:s text:c="8"/>if (find(k)) break;</text:p>
      <text:p text:style-name="P9"><text:s text:c="8"/>else {</text:p>
      <text:p text:style-name="P9"><text:s text:c="10"/>T delta = numeric_limits&lt;T&gt;::max();</text:p>
      <text:p text:style-name="P9"><text:s text:c="10"/>for (int i = 1; i &lt;= m; ++i) { if (!vy[i]) delta = min(delta, slack[i]); }</text:p>
      <text:p text:style-name="P9"><text:s text:c="10"/>for (int i = 1; i &lt;= n; ++i) {if (vx[i]) lx[i] -= delta; }</text:p>
      <text:p text:style-name="P9"><text:s text:c="10"/>for (int i = 1; i &lt;= m; ++i) {</text:p>
      <text:p text:style-name="P9"><text:s text:c="12"/>if (vy[i]) ly[i] += delta; <text:s/>if (!vy[i]) slack[i] -= delta;</text:p>
      <text:p text:style-name="P9"><text:s text:c="10"/>}</text:p>
      <text:p text:style-name="P9"><text:s text:c="8"/>}</text:p>
      <text:p text:style-name="P9"><text:s text:c="6"/>}</text:p>
      <text:p text:style-name="P9"><text:s text:c="4"/>}</text:p>
      <text:p text:style-name="P9"><text:s text:c="4"/>T result = 0;</text:p>
      <text:p text:style-name="P9"><text:s text:c="4"/>for (int i = 1; i &lt;= n; ++i) result += lx[i];</text:p>
      <text:p text:style-name="P9"><text:s text:c="4"/>for (int i = 1; i &lt;= m; ++i) result += ly[i];</text:p>
      <text:p text:style-name="P9"><text:s text:c="4"/>return result;</text:p>
      <text:p text:style-name="P9"><text:s text:c="2"/>}</text:p>
      <text:p text:style-name="P9">};</text:p>
      <text:p text:style-name="P9"/>
      <text:p text:style-name="P1"/>
      <text:p text:style-name="P24"><text:soft-page-break/>Weighted Bipartite Graph ( Hopcroft-karp )</text:p>
      <text:p text:style-name="P1"/>
      <text:p text:style-name="P9">#define mset0(x) memset(x,0,sizeof(x))</text:p>
      <text:p text:style-name="P9">const int maxN = 50000 ;</text:p>
      <text:p text:style-name="P9">const int maxM = 50000 ;</text:p>
      <text:p text:style-name="P9">struct HopcroftKarp {</text:p>
      <text:p text:style-name="P9"><text:s text:c="4"/>int vis[maxN], level[maxN], ml[maxN], mr[maxM];</text:p>
      <text:p text:style-name="P9"><text:s text:c="4"/>vector&lt;int&gt; edge[maxN]; // constructing edges for left part only</text:p>
      <text:p text:style-name="P9"><text:s text:c="4"/>void init(int n) { for (int i = 1; i &lt;= n; ++i) edge[i].clear();}</text:p>
      <text:p text:style-name="P9"><text:s text:c="4"/>void add(int u, int v) {edge[u].push_back(v); }</text:p>
      <text:p text:style-name="P9"><text:s text:c="4"/>bool dfs(int u) {</text:p>
      <text:p text:style-name="P9"><text:s text:c="8"/>vis[u] = true;</text:p>
      <text:p text:style-name="P9"><text:s text:c="8"/>for (vector&lt;int&gt;::iterator it = edge[u].begin(); it != edge[u].end(); ++it) {</text:p>
      <text:p text:style-name="P9"><text:s text:c="12"/>int v = mr[*it];</text:p>
      <text:p text:style-name="P9"><text:s text:c="12"/>if (v == -1 || (!vis[v] &amp;&amp; level[u] &lt; level[v] &amp;&amp; dfs(v))) {</text:p>
      <text:p text:style-name="P9"><text:s text:c="16"/>ml[u] = *it;</text:p>
      <text:p text:style-name="P9"><text:s text:c="16"/>mr[*it] = u;</text:p>
      <text:p text:style-name="P9"><text:s text:c="16"/>return true;</text:p>
      <text:p text:style-name="P9"><text:s text:c="12"/>}</text:p>
      <text:p text:style-name="P9"><text:s text:c="8"/>}</text:p>
      <text:p text:style-name="P9"><text:s text:c="8"/>return false;</text:p>
      <text:p text:style-name="P9"><text:s text:c="4"/>}</text:p>
      <text:p text:style-name="P9"><text:s text:c="4"/>int matching(int n) { // n for left</text:p>
      <text:p text:style-name="P9"><text:s text:c="8"/>mset0(vis);</text:p>
      <text:p text:style-name="P9"><text:s text:c="8"/>mset0(level);</text:p>
      <text:p text:style-name="P9"><text:s text:c="8"/>memset(ml, -1,sizeof(ml));</text:p>
      <text:p text:style-name="P9"><text:s text:c="8"/>memset(mr, -1,sizeof(mr));</text:p>
      <text:p text:style-name="P9"><text:s text:c="8"/>for (int match = 0;;) {</text:p>
      <text:p text:style-name="P9"><text:s text:c="12"/>queue&lt;int&gt; que;</text:p>
      <text:p text:style-name="P9"><text:s text:c="12"/>for (int i = 1; i &lt;= n; ++i) {</text:p>
      <text:p text:style-name="P9"><text:s text:c="16"/>if (ml[i] == -1) {</text:p>
      <text:p text:style-name="P9"><text:s text:c="20"/>level[i] = 0;</text:p>
      <text:p text:style-name="P9"><text:s text:c="20"/>que.push(i);</text:p>
      <text:p text:style-name="P9"><text:s text:c="16"/>} else level[i] = -1;</text:p>
      <text:p text:style-name="P9"><text:s text:c="12"/>}</text:p>
      <text:p text:style-name="P9"><text:s text:c="12"/>while (!que.empty()) {</text:p>
      <text:p text:style-name="P9"><text:s text:c="16"/>int u = que.front();</text:p>
      <text:p text:style-name="P9"><text:s text:c="16"/>que.pop();</text:p>
      <text:p text:style-name="P9"><text:s text:c="16"/>for (vector&lt;int&gt;::iterator it = edge[u].begin(); it != edge[u].end(); ++it) {</text:p>
      <text:p text:style-name="P9"><text:s text:c="20"/>int v = mr[*it];</text:p>
      <text:p text:style-name="P9"><text:s text:c="20"/>if (v != -1 &amp;&amp; level[v] &lt; 0) {</text:p>
      <text:p text:style-name="P9"><text:s text:c="24"/>level[v] = level[u] + 1;</text:p>
      <text:p text:style-name="P9"><text:s text:c="24"/>que.push(v);</text:p>
      <text:p text:style-name="P9"><text:s text:c="20"/>}</text:p>
      <text:p text:style-name="P9"><text:s text:c="16"/>}</text:p>
      <text:p text:style-name="P9"><text:s text:c="12"/>}</text:p>
      <text:p text:style-name="P9"><text:s text:c="12"/>for (int i = 1; i &lt;= n; ++i) vis[i] = false;</text:p>
      <text:p text:style-name="P9"><text:s text:c="12"/>int d = 0;</text:p>
      <text:p text:style-name="P9"><text:s text:c="12"/>for (int i = 1; i &lt;= n; ++i) if (ml[i] == -1 &amp;&amp; dfs(i)) ++d;</text:p>
      <text:p text:style-name="P9"><text:s text:c="12"/>if (d == 0) return match;</text:p>
      <text:p text:style-name="P9"><text:s text:c="12"/>match += d;</text:p>
      <text:p text:style-name="P9"><text:s text:c="8"/>}</text:p>
      <text:p text:style-name="P9"><text:s text:c="4"/>}</text:p>
      <text:p text:style-name="P9">};</text:p>
      <text:p text:style-name="P1"/>
      <text:p text:style-name="P1"/>
      <text:p text:style-name="P24"><text:soft-page-break/></text:p>
      <text:p text:style-name="P25">General Matching ( Edmond Blossom)</text:p>
      <text:p text:style-name="P2"/>
      <text:p text:style-name="P11">const int M=500;</text:p>
      <text:p text:style-name="P11">struct struct_edge{int v;struct_edge* n;};</text:p>
      <text:p text:style-name="P11">typedef struct_edge* edge;</text:p>
      <text:p text:style-name="P11">struct_edge pool[M*M*2];edge top=pool,adj[M];</text:p>
      <text:p text:style-name="P11">int V,E,match[M],qh,qt,q[M],father[M],base[M];</text:p>
      <text:p text:style-name="P11">bool inq[M],inb[M],ed[M][M];</text:p>
      <text:p text:style-name="P11">void add_edge(int u,int v){</text:p>
      <text:p text:style-name="P11"><text:s text:c="2"/>top→v=v,top→n=adj[u],adj[u]=top++; top-&gt;v=u,top-&gt;n=adj[v],adj[v]=top++;</text:p>
      <text:p text:style-name="P11">}</text:p>
      <text:p text:style-name="P11">int LCA(int root,int u,int v){</text:p>
      <text:p text:style-name="P11"><text:s text:c="2"/>static bool inp[M];</text:p>
      <text:p text:style-name="P11"><text:s text:c="2"/>memset(inp,0,sizeof(inp));</text:p>
      <text:p text:style-name="P11"><text:s text:c="2"/>while(1){ inp[u=base[u]]=true; <text:s/>if (u==root) break; u=father[match[u]]; <text:s/>}</text:p>
      <text:p text:style-name="P11"><text:s text:c="2"/>while(1){ <text:s/>if (inp[v=base[v]]) return v; <text:s/>else v=father[match[v]]; <text:s/>}</text:p>
      <text:p text:style-name="P11">}</text:p>
      <text:p text:style-name="P11">void mark_blossom(int lca,int u){</text:p>
      <text:p text:style-name="P11"><text:s text:c="2"/>while (base[u]!=lca){</text:p>
      <text:p text:style-name="P11"><text:s text:c="6"/>int v=match[u]; <text:s/>inb[base[u]]=inb[base[v]]=true; u=father[v]; <text:s/>if (base[u]!=lca) father[u]=v;</text:p>
      <text:p text:style-name="P11"><text:s text:c="4"/>}</text:p>
      <text:p text:style-name="P11">}</text:p>
      <text:p text:style-name="P11">void blossom_contraction(int s,int u,int v){</text:p>
      <text:p text:style-name="P11"><text:s text:c="2"/>int lca=LCA(s,u,v); memset(inb,0,sizeof(inb)); mark_blossom(lca,u); mark_blossom(lca,v);</text:p>
      <text:p text:style-name="P11"><text:s text:c="2"/>if (base[u]!=lca) <text:s/>father[u]=v; if (base[v]!=lca) father[v]=u;</text:p>
      <text:p text:style-name="P11"><text:s text:c="2"/>for (int u=0;u&lt;V;u++) if (inb[base[u]]){ base[u]=lca; if (!inq[u]) inq[q[++qt]=u]=true; }</text:p>
      <text:p text:style-name="P11">}</text:p>
      <text:p text:style-name="P11">int find_augmenting_path(int s){</text:p>
      <text:p text:style-name="P11"><text:s text:c="2"/>memset(inq,0,sizeof(inq)); memset(father,-1,sizeof(father));</text:p>
      <text:p text:style-name="P11"><text:s text:c="2"/>for (int i=0;i&lt;V;i++) base[i]=i; <text:s/>inq[q[qh=qt=0]=s]=true;</text:p>
      <text:p text:style-name="P11"><text:s text:c="2"/>while (qh&lt;=qt){</text:p>
      <text:p text:style-name="P11"><text:s text:c="6"/>int u=q[qh++];</text:p>
      <text:p text:style-name="P11"><text:s text:c="6"/>for (edge e=adj[u];e;e=e-&gt;n){</text:p>
      <text:p text:style-name="P12"><text:tab/> <text:s/>int v=e→v; </text:p>
      <text:p text:style-name="P12"><text:s text:c="14"/>if (base[u]!=base[v]&amp;&amp;match[u]!=v)</text:p>
      <text:p text:style-name="P11"><text:tab/> <text:s text:c="6"/>if ((v==s)||(match[v]!=-1 &amp;&amp; father[match[v]]!=-1)) blossom_contraction(s,u,v);</text:p>
      <text:p text:style-name="P11"><text:tab/> <text:s text:c="6"/>else if (father[v]==-1){</text:p>
      <text:p text:style-name="P12"><text:tab/><text:tab/>father[v]=u; </text:p>
      <text:p text:style-name="P12"><text:s text:c="24"/>if (match[v]==-1) return v;</text:p>
      <text:p text:style-name="P11"><text:tab/><text:tab/>else if (!inq[match[v]]) inq[q[++qt]=match[v]]=true;</text:p>
      <text:p text:style-name="P11"><text:tab/> <text:s text:c="5"/>}</text:p>
      <text:p text:style-name="P11"><text:s text:c="8"/>}</text:p>
      <text:p text:style-name="P11"><text:s text:c="4"/>}</text:p>
      <text:p text:style-name="P11"><text:s text:c="2"/>return -1;</text:p>
      <text:p text:style-name="P11">}</text:p>
      <text:p text:style-name="P11">int augment_path(int s,int t){</text:p>
      <text:p text:style-name="P11"><text:s text:c="2"/>int u=t,v,w;</text:p>
      <text:p text:style-name="P11"><text:s text:c="2"/>while (u!=-1){ v=father[u]; w=match[v]; match[v]=u; match[u]=v; u=w; }</text:p>
      <text:p text:style-name="P11"><text:s text:c="2"/>return t!=-1;</text:p>
      <text:p text:style-name="P11">}</text:p>
      <text:p text:style-name="P11">int edmonds(){</text:p>
      <text:p text:style-name="P11"><text:s text:c="2"/>int matchc=0; memset(match,-1,sizeof(match));</text:p>
      <text:p text:style-name="P11"><text:s text:c="2"/>for (int u=0;u&lt;V;u++) if (match[u]==-1) matchc+=augment_path(u,find_augmenting_path(u));</text:p>
      <text:p text:style-name="P11"><text:s text:c="2"/>return matchc;</text:p>
      <text:p text:style-name="P11">}</text:p>
      <text:p text:style-name="P11"><text:soft-page-break/></text:p>
      <text:p text:style-name="P26"><text:span text:style-name="T7">W</text:span>eighted General Matching</text:p>
      <text:p text:style-name="P3">*<text:span text:style-name="T1">for only perfect matching</text:span></text:p>
      <text:p text:style-name="P3"/>
      <text:p text:style-name="P13">struct MinimumWeightedMatching{</text:p>
      <text:p text:style-name="P13"><text:s text:c="4"/>static const int MN = 105 ;</text:p>
      <text:p text:style-name="P13"><text:s text:c="4"/>int n , edge[MN][MN];</text:p>
      <text:p text:style-name="P13"><text:s text:c="4"/>int match[MN],dis[MN],onstk[MN] ;</text:p>
      <text:p text:style-name="P13"><text:s text:c="4"/>vector&lt;int&gt;stk;</text:p>
      <text:p text:style-name="P13"><text:s text:c="4"/>void init(int _n){n=_n;for(int i=0;i&lt;n;i++) for(int j=0;j&lt;n;j++) edge[i][j]=0;}</text:p>
      <text:p text:style-name="P13"><text:s text:c="4"/>void add_edge(int u,int v,int w){ edge[u][v]=edge[v][u]=w;}</text:p>
      <text:p text:style-name="P13"><text:s text:c="4"/>bool SPFA(int u){</text:p>
      <text:p text:style-name="P13"><text:s text:c="8"/>if(onstk[u])return true;</text:p>
      <text:p text:style-name="P13"><text:s text:c="8"/>stk.push_back(u); onstk[u]=1;</text:p>
      <text:p text:style-name="P13"><text:s text:c="8"/>for(int v=0;v&lt;n;v++){</text:p>
      <text:p text:style-name="P13"><text:s text:c="12"/>if(v!=u&amp;&amp;match[u]!=v&amp;&amp;!onstk[v]){</text:p>
      <text:p text:style-name="P13"><text:s text:c="16"/>int m = match[v];</text:p>
      <text:p text:style-name="P13"><text:s text:c="16"/>if(dis[m]&gt;dis[u]-edge[v][m]+edge[u][v]){</text:p>
      <text:p text:style-name="P13"><text:s text:c="20"/>dis[m]=dis[u]-edge[v][m]+edge[u][v];</text:p>
      <text:p text:style-name="P13"><text:s text:c="20"/>onstk[v]=1; stk.push_back(v);</text:p>
      <text:p text:style-name="P13"><text:s text:c="20"/>if(SPFA(m))return true;</text:p>
      <text:p text:style-name="P13"><text:s text:c="20"/>stk.pop_back(); onstk[v]=0;</text:p>
      <text:p text:style-name="P13"><text:s text:c="16"/>}</text:p>
      <text:p text:style-name="P13"><text:s text:c="12"/>}</text:p>
      <text:p text:style-name="P13"><text:s text:c="8"/>}</text:p>
      <text:p text:style-name="P13"><text:s text:c="8"/>onstk[u]=0;</text:p>
      <text:p text:style-name="P13"><text:s text:c="8"/>stk.pop_back();</text:p>
      <text:p text:style-name="P13"><text:s text:c="8"/>return false;</text:p>
      <text:p text:style-name="P13"><text:s text:c="4"/>}</text:p>
      <text:p text:style-name="P13"><text:s text:c="4"/>int solve(){</text:p>
      <text:p text:style-name="P13"><text:s text:c="8"/>for(int i=0;i&lt;n;i+=2){ match[i]=i+1;match[i+1]=i; }</text:p>
      <text:p text:style-name="P13"><text:s text:c="8"/>while(true){</text:p>
      <text:p text:style-name="P13"><text:s text:c="12"/>int found=0;</text:p>
      <text:p text:style-name="P13"><text:s text:c="12"/>for(int i=0;i&lt;n;i++)dis[i]=onstk[i]=0;</text:p>
      <text:p text:style-name="P13"><text:s text:c="12"/>for(int i=0;i&lt;n;i++){</text:p>
      <text:p text:style-name="P13"><text:s text:c="16"/>stk.clear();</text:p>
      <text:p text:style-name="P13"><text:s text:c="16"/>if(!onstk[i]&amp;&amp;SPFA(i)){</text:p>
      <text:p text:style-name="P13"><text:s text:c="20"/>found=1;</text:p>
      <text:p text:style-name="P13"><text:s text:c="20"/>while((stk.size())&gt;=2){</text:p>
      <text:p text:style-name="P13"><text:s text:c="24"/>int u = stk.back();stk.pop_back();</text:p>
      <text:p text:style-name="P13"><text:s text:c="24"/>int v = stk.back();stk.pop_back();</text:p>
      <text:p text:style-name="P13"><text:s text:c="24"/>match[v]=u; match[u]=v;</text:p>
      <text:p text:style-name="P13"><text:s text:c="20"/>}</text:p>
      <text:p text:style-name="P13"><text:s text:c="16"/>}</text:p>
      <text:p text:style-name="P13"><text:s text:c="12"/>}</text:p>
      <text:p text:style-name="P13"><text:s text:c="12"/>if(!found)break;</text:p>
      <text:p text:style-name="P13"><text:s text:c="8"/>}</text:p>
      <text:p text:style-name="P13"><text:s text:c="8"/>int ret = 0;</text:p>
      <text:p text:style-name="P13"><text:s text:c="8"/>for(int i=0;i&lt;n;i++)ret+=edge[i][match[i]];</text:p>
      <text:p text:style-name="P13"><text:s text:c="8"/>ret /= 2;</text:p>
      <text:p text:style-name="P13"><text:s text:c="8"/>return ret ;</text:p>
      <text:p text:style-name="P13"><text:s text:c="4"/>}</text:p>
      <text:p text:style-name="P13">};</text:p>
      <text:p text:style-name="P13"/>
      <text:p text:style-name="P13"/>
      <text:p text:style-name="P13"/>
      <text:p text:style-name="P13"><text:soft-page-break/></text:p>
      <text:p text:style-name="P14"/>
      <text:p text:style-name="P56">minimum cost Maximum Flow </text:p>
      <text:p text:style-name="P4">*<text:span text:style-name="T1">no negative cycle is allowed</text:span></text:p>
      <text:p text:style-name="P4"/>
      <text:p text:style-name="P15">typedef int LL;</text:p>
      <text:p text:style-name="P15">const double eps = 0.005; const int maxn = 20100; const ll mod = 1e9+7; const int INF = 1e9;</text:p>
      <text:p text:style-name="P15">struct Edge { int from, to, cap, flow, cost;};</text:p>
      <text:p text:style-name="P15">struct MCMF {</text:p>
      <text:p text:style-name="P15"><text:s text:c="4"/>int n, m, s, t; vector&lt;Edge&gt; edges; vector&lt;int&gt; G[maxn];</text:p>
      <text:p text:style-name="P15"><text:s text:c="4"/>int inq[maxn], d[maxn], p[maxn], a[maxn];</text:p>
      <text:p text:style-name="P15"><text:s text:c="4"/>void init(int n) { this-&gt;n = n; for(int i = 0; i &lt; n; i++) G[i].clear(); edges.clear(); }</text:p>
      <text:p text:style-name="P15"><text:s text:c="4"/>void AddEdge(int from, int to, int cap, int cost) {</text:p>
      <text:p text:style-name="P15"><text:s text:c="8"/>edges.push_back((Edge) {from, to, cap, 0, cost });</text:p>
      <text:p text:style-name="P15"><text:s text:c="8"/>edges.push_back((Edge) { to, from, 0, 0, -cost });</text:p>
      <text:p text:style-name="P15"><text:s text:c="8"/>m = edges.size(); G[from].push_back(m-2);G[to].push_back(m-1);</text:p>
      <text:p text:style-name="P15"><text:s text:c="4"/>}</text:p>
      <text:p text:style-name="P15"><text:s text:c="4"/>bool BellmanFord(int s, int t, LL&amp; ans) {</text:p>
      <text:p text:style-name="P15"><text:s text:c="8"/>for(int i = 0; i &lt; n; i++) d[i] = INF;</text:p>
      <text:p text:style-name="P15"><text:s text:c="8"/>memset(inq, 0, sizeof(inq));</text:p>
      <text:p text:style-name="P15"><text:s text:c="8"/>d[s] = 0;inq[s] = 1;</text:p>
      <text:p text:style-name="P15"><text:s text:c="8"/>p[s] = 0; a[s] = INF;</text:p>
      <text:p text:style-name="P15"><text:s text:c="8"/>queue&lt;int&gt; Q;</text:p>
      <text:p text:style-name="P15"><text:s text:c="8"/>Q.push(s);</text:p>
      <text:p text:style-name="P15"><text:s text:c="8"/>while(!Q.empty()) {</text:p>
      <text:p text:style-name="P15"><text:s text:c="12"/>int u = Q.front(); Q.pop(); inq[u] = 0;</text:p>
      <text:p text:style-name="P15"><text:s text:c="12"/>for(int i = 0; i &lt; G[u].size(); i++) {</text:p>
      <text:p text:style-name="P15"><text:s text:c="16"/>Edge&amp; e = edges[G[u][i]];</text:p>
      <text:p text:style-name="P15"><text:s text:c="16"/>if(e.cap &gt; e.flow &amp;&amp; d[e.to] &gt; d[u] + e.cost) {</text:p>
      <text:p text:style-name="P15"><text:s text:c="20"/>d[e.to] = d[u] + e.cost; p[e.to] = G[u][i];</text:p>
      <text:p text:style-name="P15"><text:s text:c="20"/>a[e.to] = min(a[u], e.cap - e.flow);</text:p>
      <text:p text:style-name="P15"><text:s text:c="20"/>if(!inq[e.to]) { Q.push(e.to); inq[e.to] = 1; }</text:p>
      <text:p text:style-name="P15"><text:s text:c="16"/>}</text:p>
      <text:p text:style-name="P15"><text:s text:c="12"/>}</text:p>
      <text:p text:style-name="P15"><text:s text:c="8"/>}</text:p>
      <text:p text:style-name="P15"><text:s text:c="8"/>if(d[t] == INF) return false;</text:p>
      <text:p text:style-name="P15"><text:s text:c="8"/>ans += (LL)d[t] * (LL)a[t]; <text:s/>int u = t;</text:p>
      <text:p text:style-name="P15"><text:s text:c="8"/>while(u != s) { edges[p[u]].flow += a[t]; edges[p[u]^1].flow -= a[t]; u = edges[p[u]].from; }</text:p>
      <text:p text:style-name="P15"><text:s text:c="8"/>return true;</text:p>
      <text:p text:style-name="P15"><text:s text:c="5"/>}</text:p>
      <text:p text:style-name="P15"><text:s text:c="4"/>LL Mincost(int s, int t) { </text:p>
      <text:p text:style-name="P15"><text:s text:c="8"/>LL cost = 0;</text:p>
      <text:p text:style-name="P15"><text:s text:c="8"/>while(BellmanFord(s, t, cost));</text:p>
      <text:p text:style-name="P15"><text:s text:c="8"/>return cost;</text:p>
      <text:p text:style-name="P15"><text:s text:c="4"/>}</text:p>
      <text:p text:style-name="P15">};</text:p>
      <text:p text:style-name="P23"/>
      <text:p text:style-name="P27">Minimum Cost Maximum Flow</text:p>
      <text:p text:style-name="P6">*<text:span text:style-name="T2">negative cycle is allowed!</text:span></text:p>
      <text:p text:style-name="P6"/>
      <text:p text:style-name="P17">#define PB push_back</text:p>
      <text:p text:style-name="P17">#define SZ size()</text:p>
      <text:p text:style-name="P17">#define MAX 405</text:p>
      <text:p text:style-name="P17">bool done[MAX];</text:p>
      <text:p text:style-name="P17">template &lt;class Tf, class Tc&gt;</text:p>
      <text:p text:style-name="P17"><text:soft-page-break/>struct Edge {</text:p>
      <text:p text:style-name="P17"><text:s text:c="3"/>int from, to, next; Tf cap, flow; Tc cost;</text:p>
      <text:p text:style-name="P17"><text:s text:c="3"/>Edge(int from, int to, int next, Tf cap, Tc cost) {</text:p>
      <text:p text:style-name="P17"><text:s text:c="6"/>this-&gt;from = from; this-&gt;to = to; this-&gt;next = next;</text:p>
      <text:p text:style-name="P17"><text:s text:c="6"/>this-&gt;cap = cap; this-&gt;cost = cost;this-&gt;flow = 0;</text:p>
      <text:p text:style-name="P17"><text:s text:c="3"/>}</text:p>
      <text:p text:style-name="P17">};</text:p>
      <text:p text:style-name="P17">template &lt;class Tf, class Tc&gt;</text:p>
      <text:p text:style-name="P17">struct MinCostFlow {</text:p>
      <text:p text:style-name="P17"><text:s text:c="3"/>typedef pair &lt;Tc, int&gt; Pti; const Tf infF; const Tc infC; const int nodes;</text:p>
      <text:p text:style-name="P17"><text:s text:c="3"/>int source, sink, nodeEnd[MAX], used[MAX]; Tc dist[MAX];</text:p>
      <text:p text:style-name="P17"><text:s text:c="3"/>vector &lt; Edge &lt;Tf, Tc&gt; &gt; edgeList;</text:p>
      <text:p text:style-name="P17"><text:s text:c="3"/>MinCostFlow(int n) : nodes(n), infF(numeric_limits&lt;Tf&gt;::max() / 4), <text:s text:c="2"/>infC(numeric_limits&lt;Tc&gt;::max() / 4) { memset(nodeEnd, -1, n * sizeof(int)); }</text:p>
      <text:p text:style-name="P17"><text:s text:c="3"/>void addEdge(int u, int v, Tf cap = 1, Tc cost = 0) {</text:p>
      <text:p text:style-name="P17"><text:s text:c="6"/>edgeList.PB(Edge&lt;Tf, Tc&gt; (u, v, nodeEnd[u], cap, cost)); nodeEnd[u] = (int)edgeList.SZ-1;</text:p>
      <text:p text:style-name="P17"><text:s text:c="6"/>edgeList.PB(Edge&lt;Tf, Tc&gt; (v, u, nodeEnd[v], 0, -cost)); <text:s/>nodeEnd[v] = (int)edgeList.SZ-1;</text:p>
      <text:p text:style-name="P17"><text:s text:c="3"/>}</text:p>
      <text:p text:style-name="P17"><text:s text:c="3"/>// dijkstra</text:p>
      <text:p text:style-name="P17"><text:s text:c="3"/>bool augmentPath() {</text:p>
      <text:p text:style-name="P17"><text:s text:c="6"/>memset(used, -1, nodes*sizeof(int)); memset(done, 0, nodes*sizeof(bool));</text:p>
      <text:p text:style-name="P17"><text:s text:c="6"/>fill(dist, dist+nodes, infC); queue &lt; int &gt; que;</text:p>
      <text:p text:style-name="P17"><text:s text:c="7"/>que.push(source); dist[source] = 0; <text:s/>done[source] = 1;</text:p>
      <text:p text:style-name="P17"><text:s text:c="6"/>while(!que.empty()) {</text:p>
      <text:p text:style-name="P17"><text:s text:c="9"/>int nd = que.front(); done[nd] = 0; que.pop();</text:p>
      <text:p text:style-name="P17"><text:s text:c="9"/>for(int i = nodeEnd[nd]; i != -1; i = edgeList[i].next) {</text:p>
      <text:p text:style-name="P17"><text:s text:c="12"/>int ch = edgeList[i].to; Tc pot = dist[nd];</text:p>
      <text:p text:style-name="P17"><text:s text:c="12"/>if(edgeList[i].cap &gt; edgeList[i].flow &amp;&amp; pot + edgeList[i].cost &lt; dist[ch]) {</text:p>
      <text:p text:style-name="P17"><text:s text:c="15"/>dist[ch] = pot + edgeList[i].cost; used[ch] = i;</text:p>
      <text:p text:style-name="P17"><text:s text:c="15"/>if(!done[ch]) que.push(ch);</text:p>
      <text:p text:style-name="P17"><text:s text:c="15"/>done[ch] = 1;</text:p>
      <text:p text:style-name="P17"><text:s text:c="12"/>}</text:p>
      <text:p text:style-name="P17"><text:s text:c="9"/>}</text:p>
      <text:p text:style-name="P17"><text:s text:c="6"/>}</text:p>
      <text:p text:style-name="P17"><text:s text:c="6"/>return dist[sink] != infC;</text:p>
      <text:p text:style-name="P17"><text:s text:c="3"/>}</text:p>
      <text:p text:style-name="P17"><text:s text:c="3"/>pair &lt;Tf, Tc&gt; maxFlow(int src, int snk) {</text:p>
      <text:p text:style-name="P17"><text:s text:c="6"/>source = src, sink = snk; <text:s/>Tf flow = 0; Tc cost = 0;</text:p>
      <text:p text:style-name="P17"><text:s text:c="6"/>while(augmentPath()) {</text:p>
      <text:p text:style-name="P17"><text:s text:c="9"/>// get blocking flow</text:p>
      <text:p text:style-name="P17"><text:s text:c="9"/>snk = sink; Tf bflow = infF;</text:p>
      <text:p text:style-name="P17"><text:s text:c="9"/>while(snk != source) {</text:p>
      <text:p text:style-name="P17"><text:s text:c="12"/>bflow = min(bflow, edgeList[ used[snk] ].cap - edgeList[ used[snk] ].flow);</text:p>
      <text:p text:style-name="P17"><text:s text:c="12"/>snk = edgeList[ used[snk] ].from;</text:p>
      <text:p text:style-name="P17"><text:s text:c="9"/>}</text:p>
      <text:p text:style-name="P17"><text:s text:c="9"/>// augment path</text:p>
      <text:p text:style-name="P17"><text:s text:c="9"/>snk = sink;</text:p>
      <text:p text:style-name="P17"><text:s text:c="9"/>while(snk != source) {</text:p>
      <text:p text:style-name="P17"><text:s text:c="12"/>edgeList[ used[snk] ].flow += bflow; edgeList[ used[snk] ^ 1 ].flow -= bflow;</text:p>
      <text:p text:style-name="P17"><text:s text:c="12"/>cost += edgeList[ used[snk] ].cost * bflow; snk = edgeList[ used[snk] ].from;</text:p>
      <text:p text:style-name="P17"><text:s text:c="9"/>}</text:p>
      <text:p text:style-name="P17"><text:s text:c="9"/>flow += bflow;</text:p>
      <text:p text:style-name="P17"><text:s text:c="6"/>}</text:p>
      <text:p text:style-name="P17"><text:s text:c="6"/>return make_pair(flow, cost);</text:p>
      <text:p text:style-name="P17"><text:s text:c="3"/>}</text:p>
      <text:p text:style-name="P17">};</text:p>
      <text:p text:style-name="P17"/>
      <text:p text:style-name="P28"><text:soft-page-break/>Articulation Point</text:p>
      <text:p text:style-name="P19">#define MAX 100005</text:p>
      <text:p text:style-name="P19">#define f first</text:p>
      <text:p text:style-name="P19">#define s second</text:p>
      <text:p text:style-name="P20">int cnt, d[MAX],md[MAX],vis[MAX]; bool is_cutpoint[MAX];</text:p>
      <text:p text:style-name="P19">vector&lt;vector&lt;int&gt; &gt; graph(MAX);</text:p>
      <text:p text:style-name="P19">int all_cutpoints(int now<text:span text:style-name="T6">=0</text:span>,int from<text:span text:style-name="T6">=-1</text:span>){</text:p>
      <text:p text:style-name="P19"><text:s text:c="4"/>d[now]=md[now]=cnt++; vis[now]=1;</text:p>
      <text:p text:style-name="P19"><text:s text:c="4"/>int i,total_child=0,is_cut=0;</text:p>
      <text:p text:style-name="P19"><text:s text:c="4"/>for(i=0;i&lt;graph[now].size();i++){</text:p>
      <text:p text:style-name="P19"><text:s text:c="8"/>if(graph[now][i]==from) continue;</text:p>
      <text:p text:style-name="P19"><text:s text:c="8"/>if(vis[graph[now][i]]){ md[now]=min(md[now],d[graph[now][i]]); continue; }</text:p>
      <text:p text:style-name="P19"><text:s text:c="8"/>total_child++;</text:p>
      <text:p text:style-name="P19"><text:s text:c="8"/>md[now]=min(md[now],all_cutpoints(graph[now][i],now));</text:p>
      <text:p text:style-name="P19"><text:s text:c="8"/>if(md[graph[now][i]]&gt;=d[now] ) is_cut=1;</text:p>
      <text:p text:style-name="P19"><text:s text:c="4"/>}</text:p>
      <text:p text:style-name="P19"><text:s text:c="4"/>if(from==-1 &amp;&amp; total_child&gt;=2)is_cutpoint[now]=true;</text:p>
      <text:p text:style-name="P19"><text:s text:c="4"/>else if(from!=-1 &amp;&amp; is_cut) is_cutpoint[now]=true;</text:p>
      <text:p text:style-name="P19"><text:s text:c="4"/>else is_cutpoint[now]=false;</text:p>
      <text:p text:style-name="P19"><text:s text:c="4"/>return md[now];</text:p>
      <text:p text:style-name="P19">}</text:p>
      <text:p text:style-name="P57">Articulation Bridge</text:p>
      <text:p text:style-name="P21">#define MAX 100005</text:p>
      <text:p text:style-name="P21">#define f first</text:p>
      <text:p text:style-name="P21">#define s second</text:p>
      <text:p text:style-name="P21">int cnt;</text:p>
      <text:p text:style-name="P21">vector&lt;vector&lt;int&gt; &gt; graph(MAX);</text:p>
      <text:p text:style-name="P21">int d[MAX],md[MAX],vis[MAX];</text:p>
      <text:p text:style-name="P21">map&lt;pair&lt;int,int&gt;,int&gt; bridges;</text:p>
      <text:p text:style-name="P21">int all_bridges(int now,int from){</text:p>
      <text:p text:style-name="P21"><text:s text:c="4"/>d[now]=md[now]=cnt++;vis[now]=1;</text:p>
      <text:p text:style-name="P21"><text:s text:c="4"/>int i;</text:p>
      <text:p text:style-name="P21"><text:s text:c="4"/>for(i=0;i&lt;graph[now].size();i++){</text:p>
      <text:p text:style-name="P21"><text:s text:c="7"/>if(graph[now][i]==from) continue;</text:p>
      <text:p text:style-name="P21"><text:s text:c="7"/>if(vis[graph[now][i]]){ md[now]=min(md[now],d[graph[now][i]]); continue; <text:s/>}</text:p>
      <text:p text:style-name="P21"><text:s text:c="7"/>md[now]=min(md[now],all_bridges(graph[now][i],now));</text:p>
      <text:p text:style-name="P21"><text:s text:c="7"/>if(md[graph[now][i]]&gt;d[now]) bridges[{min(now,graph[now][i]),max(now,graph[now][i])}]=1;</text:p>
      <text:p text:style-name="P21"><text:s text:c="4"/>}</text:p>
      <text:p text:style-name="P21"><text:s text:c="4"/>return md[now];</text:p>
      <text:p text:style-name="P21">}</text:p>
      <text:p text:style-name="P8"/>
      <text:p text:style-name="P57">Directed MST</text:p>
      <text:p text:style-name="P21">const int inf = 1e9 ;</text:p>
      <text:p text:style-name="P21">struct edge { int u, v, w;</text:p>
      <text:p text:style-name="P21"><text:s text:c="4"/>edge() {}</text:p>
      <text:p text:style-name="P21"><text:s text:c="4"/>edge(int a,int b,int c) : u(a), v(b), w(c) {}</text:p>
      <text:p text:style-name="P21"><text:s text:c="4"/>bool operator &lt; (const edge&amp; o) const {</text:p>
      <text:p text:style-name="P21"><text:s text:c="8"/>if (u == o.u)</text:p>
      <text:p text:style-name="P21"><text:s text:c="7"/><text:tab/>if (v == o.v)return w &lt; o.w;</text:p>
      <text:p text:style-name="P21"><text:s text:c="12"/>else <text:s/>return v &lt; o.v;</text:p>
      <text:p text:style-name="P21"><text:s text:c="8"/>return u &lt; o.u;</text:p>
      <text:p text:style-name="P21"><text:s text:c="4"/>}</text:p>
      <text:p text:style-name="P21">};</text:p>
      <text:p text:style-name="P21"/>
      <text:p text:style-name="P21"/>
      <text:p text:style-name="P21"><text:soft-page-break/>int dmst(vector&lt;edge&gt; &amp;edges, int root, int n) {</text:p>
      <text:p text:style-name="P21"><text:s text:c="4"/>int ans = 0; <text:s/>int cur_nodes = n;</text:p>
      <text:p text:style-name="P21"><text:s text:c="4"/>while (true) {</text:p>
      <text:p text:style-name="P21"><text:s text:c="8"/>vector&lt;int&gt; lo(cur_nodes, inf), pi(cur_nodes, inf);</text:p>
      <text:p text:style-name="P21"><text:s text:c="8"/>for (int i = 0; i &lt; edges.size(); ++i) {</text:p>
      <text:p text:style-name="P21"><text:s text:c="12"/>int u = edges[i].u, v = edges[i].v, w = edges[i].w;</text:p>
      <text:p text:style-name="P21"><text:s text:c="12"/>if (w &lt; lo[v] and u != v) {</text:p>
      <text:p text:style-name="P21"><text:s text:c="16"/>lo[v] = w; pi[v] = u;</text:p>
      <text:p text:style-name="P21"><text:s text:c="12"/>}</text:p>
      <text:p text:style-name="P21"><text:s text:c="8"/>}</text:p>
      <text:p text:style-name="P21"><text:s text:c="8"/>lo[root] = 0;</text:p>
      <text:p text:style-name="P21"><text:s text:c="8"/>for (int i = 0; i &lt; lo.size(); ++i) {</text:p>
      <text:p text:style-name="P21"><text:s text:c="12"/>if (i == root) continue;</text:p>
      <text:p text:style-name="P21"><text:s text:c="12"/>if (lo[i] == inf) return -1;</text:p>
      <text:p text:style-name="P21"><text:s text:c="8"/>}</text:p>
      <text:p text:style-name="P21"><text:s text:c="8"/>int cur_id = 0;</text:p>
      <text:p text:style-name="P21"><text:s text:c="8"/>vector&lt;int&gt; id(cur_nodes, -1), mark(cur_nodes, -1);</text:p>
      <text:p text:style-name="P21"><text:s text:c="8"/>for (int i = 0; i &lt; cur_nodes; ++i) {</text:p>
      <text:p text:style-name="P21"><text:s text:c="12"/>ans += lo[i]; int u = i;</text:p>
      <text:p text:style-name="P21"><text:s text:c="12"/>while (u != root and id[u] &lt; 0 and mark[u] != i) {mark[u] = i; <text:s/>u = pi[u]; }</text:p>
      <text:p text:style-name="P21"><text:s text:c="12"/>if (u != root and id[u] &lt; 0) { // Cycle</text:p>
      <text:p text:style-name="P21"><text:s text:c="16"/>for (int v = pi[u]; v != u; v = pi[v]) id[v] = cur_id; id[u] = cur_id++;</text:p>
      <text:p text:style-name="P21"><text:s text:c="12"/>}</text:p>
      <text:p text:style-name="P21"><text:s text:c="8"/>}</text:p>
      <text:p text:style-name="P21"><text:s text:c="8"/>if (cur_id == 0) break;</text:p>
      <text:p text:style-name="P21"><text:s text:c="8"/>for (int i = 0; i &lt; cur_nodes; ++i) if (id[i] &lt; 0) id[i] = cur_id++;</text:p>
      <text:p text:style-name="P21"><text:s text:c="8"/>for (int i = 0; i &lt; edges.size(); ++i) {</text:p>
      <text:p text:style-name="P21"><text:s text:c="12"/>int u = edges[i].u, v = edges[i].v, w = edges[i].w;</text:p>
      <text:p text:style-name="P21"><text:s text:c="12"/>edges[i].u = id[u]; edges[i].v = id[v];</text:p>
      <text:p text:style-name="P21"><text:s text:c="12"/>if (id[u] != id[v]) edges[i].w -= lo[v];</text:p>
      <text:p text:style-name="P21"><text:s text:c="8"/>}</text:p>
      <text:p text:style-name="P21"><text:s text:c="8"/>cur_nodes = cur_id; <text:s/>root = id[root];</text:p>
      <text:p text:style-name="P21"><text:s text:c="4"/>}</text:p>
      <text:p text:style-name="P21"><text:s text:c="4"/>return ans;</text:p>
      <text:p text:style-name="P21">}</text:p>
      <text:p text:style-name="P8"/>
      <text:p text:style-name="P63">*Directed MST solution In NTU</text:p>
      <text:p text:style-name="P8"/>
      <text:p text:style-name="P29">MST : Prim’s Algorithm</text:p>
      <text:p text:style-name="P39"/>
      <text:p text:style-name="P39">initial distance of all nodes are INFINITE except the starting node , which distance is 0.</text:p>
      <text:p text:style-name="P39">and all nodes are marked as non-visited.</text:p>
      <text:p text:style-name="P39">Now until all nodes are visited, pick the non-visited node u which distance is lowest than all other non-visited nodes.<text:span text:style-name="T9">After picking any nodes, update its all adjacent node v’s distance if dis[u]+edgeCost(u,v)&lt;dis[v] . <text:s/></text:span></text:p>
      <text:p text:style-name="P29"/>
      <text:p text:style-name="P30">MST : Borukuva’s Algorithm</text:p>
      <text:p text:style-name="P39">*<text:span text:style-name="T3">all edge cost must be distinct.</text:span></text:p>
      <text:p text:style-name="P40">initially all nodes are individual components.</text:p>
      <text:p text:style-name="P40">While there is more than one components, </text:p>
      <text:p text:style-name="P40"><text:tab/>for each components<text:tab/></text:p>
      <text:p text:style-name="P40"><text:tab/><text:tab/>find the smallest edge which connects this component to any other component. And <text:tab/><text:tab/>then add this edge. </text:p>
      <text:p text:style-name="P41">These edges are the edges of minimum spanning tree.</text:p>
      <text:p text:style-name="P41"/>
      <text:p text:style-name="P31"><text:soft-page-break/><text:span text:style-name="T10">2SAT</text:span> </text:p>
      <text:p text:style-name="P42">const int N = 100005;</text:p>
      <text:p text:style-name="P42">struct twoSAT{</text:p>
      <text:p text:style-name="P43"><text:s/>int Ans , n, m, s[N] ,<text:span text:style-name="T11">x,y,</text:span>ck[2*N], up[2*N] ;</text:p>
      <text:p text:style-name="P42"><text:s/>vector &lt; int &gt;<text:span text:style-name="T11">ans,</text:span> bro[2*N],orb[2*N],scc[2*N], graph[2*N] ; stack &lt; int &gt; Stack ;</text:p>
      <text:p text:style-name="P42"><text:s/>void addEdge(int u, int v ) {</text:p>
      <text:p text:style-name="P42"><text:s text:c="4"/>int ux,vx,uy,vy;</text:p>
      <text:p text:style-name="P42"><text:s text:c="4"/>if(u&gt;0)ux=2*u-1,uy=ux-1;else uy=2*(-u)-1,ux=uy-1;</text:p>
      <text:p text:style-name="P42"><text:s text:c="4"/>if(v&gt;0)vx=2*v-1,vy=vx-1;else vy=2*(-v)-1,vx=vy-1;</text:p>
      <text:p text:style-name="P42"><text:s text:c="4"/>bro[uy].push_back(vx) ;bro[vy].push_back(ux) ;</text:p>
      <text:p text:style-name="P42"><text:s text:c="3"/>orb[vx].push_back(uy) ;orb[ux].push_back(vy) ;</text:p>
      <text:p text:style-name="P42"><text:s/>}</text:p>
      <text:p text:style-name="P42"><text:s/>void go(int u) {</text:p>
      <text:p text:style-name="P42"><text:s text:c="4"/>if(ck[u]!=-1)return;ck[u]=0; for(int i=0;i&lt;bro[u].size();i++ )go(bro[u][i]) ;Stack.push(u) ;</text:p>
      <text:p text:style-name="P42">}</text:p>
      <text:p text:style-name="P42"><text:s/>void go(int u, int id) {</text:p>
      <text:p text:style-name="P42"><text:s text:c="4"/>if(ck[u]!=0)return;ck[u] = id ; scc[id].push_back(u);</text:p>
      <text:p text:style-name="P42"><text:s text:c="4"/>for(int i=0;i&lt;orb[u].size();i++)go(orb[u][i],id);</text:p>
      <text:p text:style-name="P42"><text:s/>}</text:p>
      <text:p text:style-name="P42">void graph_compression(){</text:p>
      <text:p text:style-name="P42"><text:s text:c="4"/>int r = 2*m ;</text:p>
      <text:p text:style-name="P42"><text:s text:c="4"/>for(int u =0;u&lt;r;u++)for(int i=0;i&lt;bro[u].size();i++){</text:p>
      <text:p text:style-name="P42"><text:s text:c="12"/>int v = bro[u][i];graph[ck[u]].push_back(ck[v]) ;</text:p>
      <text:p text:style-name="P42"><text:s text:c="8"/>}</text:p>
      <text:p text:style-name="P42">}</text:p>
      <text:p text:style-name="P42">int theLastCalc(int u ) {</text:p>
      <text:p text:style-name="P42"><text:s text:c="4"/>if(ck[u]!=0) return up[u];ck[u]=1;</text:p>
      <text:p text:style-name="P42"><text:s text:c="4"/>for( int i=0;i&lt;graph[u].size();i++){up[u]|=theLastCalc(graph[u][i]);}</text:p>
      <text:p text:style-name="P42"><text:s text:c="4"/>for( int i=0;i&lt;scc[u].size();i++){</text:p>
      <text:p text:style-name="P42"><text:s text:c="8"/>int ux =scc[u][i]|1; ux =(ux+1)&gt;&gt;1 ;</text:p>
      <text:p text:style-name="P42"><text:s text:c="8"/>if(s[ux]!=-1&amp;&amp;(scc[u][i]&amp;1)!=s[ux]){up[u]=1;break;}</text:p>
      <text:p text:style-name="P42"><text:s text:c="4"/>}</text:p>
      <text:p text:style-name="P42"><text:s text:c="4"/>for(int i =0;i&lt;scc[u].size();i++){int ux=scc[u][i]|1;ux=(ux+1)&gt;&gt;1;s[ux]=up[u]^(scc[u][i]&amp;1);}</text:p>
      <text:p text:style-name="P42"><text:s text:c="4"/>return up[u] ;</text:p>
      <text:p text:style-name="P42">}</text:p>
      <text:p text:style-name="P42">void clr(){</text:p>
      <text:p text:style-name="P42"><text:s text:c="4"/>ans.clear();Ans=0;memset(s,-1,sizeof(s));memset(ck,-1,sizeof(ck));</text:p>
      <text:p text:style-name="P42"><text:s text:c="4"/>for( int i=0;i&lt;N*2;i++)graph[i].clear(),bro[i].clear(),orb[i].clear(),scc[i].clear() ;</text:p>
      <text:p text:style-name="P42">}</text:p>
      <text:p text:style-name="P42">void solve(){</text:p>
      <text:p text:style-name="P42"><text:s text:c="8"/>scanf("%d %d",&amp;n, &amp;m ) ;</text:p>
      <text:p text:style-name="P42"><text:s text:c="8"/>for( int i = 0 ; i &lt; n ; i++ ) {scanf("%d %d",&amp;x,&amp;y) ;addEdge(x,y) ;}</text:p>
      <text:p text:style-name="P42"><text:s text:c="8"/>int r = 2*m ; for( int i = 0 ; i &lt; r ; i++ )go(i) ; int cnt = 0 ;</text:p>
      <text:p text:style-name="P42"><text:s text:c="8"/>while(!Stack.empty()) {</text:p>
      <text:p text:style-name="P42"><text:s text:c="12"/>int u = Stack.top() ; Stack.pop() ; if(ck[u] == 0 ) {++cnt ; go(u,cnt) ;}</text:p>
      <text:p text:style-name="P42"><text:s text:c="9"/>}</text:p>
      <text:p text:style-name="P42"><text:s text:c="8"/>Ans = 1 ;</text:p>
      <text:p text:style-name="P42"><text:s text:c="8"/>for( int i = 0 ; i &lt; r ; i+=2 ) if(ck[i]==ck[i+1] ){Ans = 0;break ;}</text:p>
      <text:p text:style-name="P42"><text:s text:c="8"/>//only if solution is needed to show</text:p>
      <text:p text:style-name="P42"><text:s text:c="8"/>if(Ans == 1 ) {</text:p>
      <text:p text:style-name="P42"><text:s text:c="12"/>graph_compression();memset(ck,0,sizeof(ck)) ;memset(up,0,sizeof(up)) ;</text:p>
      <text:p text:style-name="P42"><text:s text:c="12"/>for(int i = 1 ; i &lt;= cnt ; i++) theLastCalc(i) ;</text:p>
      <text:p text:style-name="P42"><text:s text:c="12"/>for( int i = 1 ; i &lt;= m ; i++ ) if(s[i] == 1 )ans.push_back(i);</text:p>
      <text:p text:style-name="P42"><text:s text:c="8"/>}</text:p>
      <text:p text:style-name="P45">}</text:p>
      <text:p text:style-name="P45">};</text:p>
      <text:p text:style-name="P42"><text:soft-page-break/><text:s text:c="6"/></text:p>
      <text:p text:style-name="P42"><text:span text:style-name="T8">Dijkstra</text:span> <text:s text:c="7"/></text:p>
      <text:p text:style-name="P64">const int inf = 1e9; const int N = 1e5;</text:p>
      <text:p text:style-name="P64">int dis[N],n,m,k,p,g,t,a[N],par[N];</text:p>
      <text:p text:style-name="P64">vector&lt;int&gt;adj[N],cost[N];</text:p>
      <text:p text:style-name="P44"><text:span text:style-name="T13">void dijkstra(int src ){ //</text:span><text:span text:style-name="T4">VlogV+E</text:span></text:p>
      <text:p text:style-name="P64"><text:s text:c="4"/>priority_queue&lt; pair &lt; int, int &gt; &gt; pq ;pq.push( make_pair( 0, src ) ) ;</text:p>
      <text:p text:style-name="P64"><text:s text:c="4"/>for( int i = 0; i &lt;= n ; i++ ) dis[i] = inf ; dis[src] = 0 ;</text:p>
      <text:p text:style-name="P64"><text:s text:c="4"/>while( !pq.empty() ){</text:p>
      <text:p text:style-name="P64"><text:s text:c="8"/>pair&lt;int,int&gt;node = pq.top() ;int u = node.second; pq.pop();</text:p>
      <text:p text:style-name="P64"><text:s text:c="8"/>if(dis[u]&lt;-node.first)continue;</text:p>
      <text:p text:style-name="P64"><text:s text:c="8"/>for( int i =0;i &lt;adj[u].size() ; i++ ){</text:p>
      <text:p text:style-name="P64"><text:s text:c="12"/>int v = adj[u][i] ;int w = cost[u][i] ;</text:p>
      <text:p text:style-name="P64"><text:s text:c="12"/>if(dis[u]+w&lt;dis[v]){</text:p>
      <text:p text:style-name="P64"><text:s text:c="16"/>dis[v] dis[u]+w;par[v]=u; pq.push( make_pair( -dis[v], v ) ) ;</text:p>
      <text:p text:style-name="P64"><text:s text:c="12"/>}</text:p>
      <text:p text:style-name="P64"><text:s text:c="8"/>}</text:p>
      <text:p text:style-name="P64"><text:s text:c="4"/>}</text:p>
      <text:p text:style-name="P64">}</text:p>
      <text:p text:style-name="P44"><text:span text:style-name="T14">void Dijkstra (int start){ /</text:span><text:span text:style-name="T5">/ v^2</text:span></text:p>
      <text:p text:style-name="P65"><text:s text:c="7"/>vector&lt;int&gt; found (n+1); dis[start] = 0;</text:p>
      <text:p text:style-name="P65"><text:s text:c="7"/>while (start != -1){</text:p>
      <text:p text:style-name="P65"><text:s text:c="14"/>found[start] = true;</text:p>
      <text:p text:style-name="P65"><text:s text:c="14"/>int best = -1;</text:p>
      <text:p text:style-name="P66"><text:s text:c="14"/>for (int k = 1; k &lt;= n; k++) </text:p>
      <text:p text:style-name="P66"><text:s text:c="12"/><text:tab/>if (!found[k]){</text:p>
      <text:p text:style-name="P65"><text:s text:c="19"/><text:tab/> <text:s text:c="3"/>if (dis[k] &gt; dis[start] + cost[start][k]){</text:p>
      <text:p text:style-name="P65"><text:s text:c="32"/>dis[k] = dis[start] + cost[start][k];</text:p>
      <text:p text:style-name="P65"><text:s text:c="32"/>par[k] = start;</text:p>
      <text:p text:style-name="P65"><text:s text:c="28"/>}</text:p>
      <text:p text:style-name="P65"><text:s text:c="28"/>if (best==-1 || dis[k]&lt;dis[best])best=k;</text:p>
      <text:p text:style-name="P65"><text:s text:c="23"/>}</text:p>
      <text:p text:style-name="P65"><text:s text:c="14"/>start = best; <text:s text:c="3"/></text:p>
      <text:p text:style-name="P65"><text:s text:c="8"/>}</text:p>
      <text:p text:style-name="P65">}</text:p>
      <text:p text:style-name="P42"/>
      <text:p text:style-name="P32">BellmenFord</text:p>
      <text:p text:style-name="P46">void BellmanFord(){</text:p>
      <text:p text:style-name="P46"><text:s text:c="7"/>for(ll i=1;i&lt;=n;i++)for(ll j=0;j&lt;m;j++)</text:p>
      <text:p text:style-name="P46"><text:s text:c="13"/>if(d[u[j]]+w[j] &lt; d[v[j]])d[v[j]]=d[u[j]]+w[j],ck[v[j]]=cs;</text:p>
      <text:p text:style-name="P46"><text:s text:c="7"/>bool negCycle = false;</text:p>
      <text:p text:style-name="P46"><text:s text:c="7"/>for(ll j=0;j&lt;m;j++)if(d[u[j]]+w[j] &lt; d[v[j]]){negCycle=true; break;}</text:p>
      <text:p text:style-name="P46">}</text:p>
      <text:p text:style-name="P46"/>
      <text:p text:style-name="P32">FloydWarshall</text:p>
      <text:p text:style-name="P53">void floydWarshall{</text:p>
      <text:p text:style-name="P46"><text:tab/>for(int k=1;k&lt;=n;k++)</text:p>
      <text:p text:style-name="P46"><text:tab/> <text:s text:c="3"/>for(int i=1;i&lt;=n;i++)</text:p>
      <text:p text:style-name="P46"><text:s text:c="21"/>for(int j=1;j&lt;=n;j++)</text:p>
      <text:p text:style-name="P47"><text:tab/><text:tab/>dis[i][j]=min(dis[i][j],dis[i][k]+dis[k][j]);</text:p>
      <text:p text:style-name="P67">}</text:p>
      <text:p text:style-name="P67"/>
      <text:p text:style-name="P67"/>
      <text:p text:style-name="P67"/>
      <text:p text:style-name="P67"/>
      <text:p text:style-name="P33"><text:soft-page-break/>DSU</text:p>
      <text:p text:style-name="P68"/>
      <text:p text:style-name="P67">typedef int ll;</text:p>
      <text:p text:style-name="P67">map&lt;int,int&gt;ck[1000006];</text:p>
      <text:p text:style-name="P67">int id[1000006];</text:p>
      <text:p text:style-name="P67">set&lt;pair&lt;int,int&gt; &gt;s[1000006];</text:p>
      <text:p text:style-name="P69">int x, y, n , ans[1000006], offset[1000006];</text:p>
      <text:p text:style-name="P67">vector&lt;int&gt;adj[1000006];</text:p>
      <text:p text:style-name="P67">void go(int u,int p){</text:p>
      <text:p text:style-name="P67"><text:s text:c="4"/>ck[id[u]][0]=1;</text:p>
      <text:p text:style-name="P67"><text:s text:c="4"/>s[id[u]].insert({-1,0});</text:p>
      <text:p text:style-name="P67"><text:s text:c="4"/>for(int v : adj[u]){</text:p>
      <text:p text:style-name="P67"><text:s text:c="9"/>if(v==p)continue;</text:p>
      <text:p text:style-name="P67"><text:s text:c="8"/>go(v,u);</text:p>
      <text:p text:style-name="P67"><text:s text:c="8"/>if(s[id[v]].size()&gt;s[id[u]].size()){</text:p>
      <text:p text:style-name="P67"><text:s text:c="12"/>for(auto p : s[id[u]]){</text:p>
      <text:p text:style-name="P67"><text:s text:c="16"/>int ki = p.second-1+offset[id[u]]-offset[id[v]];</text:p>
      <text:p text:style-name="P67"><text:s text:c="16"/>int koyta = ck[id[v]][ki];</text:p>
      <text:p text:style-name="P67"><text:s text:c="16"/>if(koyta!=0)s[id[v]].erase(s[id[v]].find({-koyta,ki}));</text:p>
      <text:p text:style-name="P67"><text:s text:c="16"/>koyta -= p.first ;</text:p>
      <text:p text:style-name="P67"><text:s text:c="16"/>s[id[v]].insert({-koyta,ki});</text:p>
      <text:p text:style-name="P67"><text:s text:c="16"/>ck[id[v]][ki] = koyta ;</text:p>
      <text:p text:style-name="P67"><text:s text:c="12"/>}</text:p>
      <text:p text:style-name="P67"><text:s text:c="12"/>offset[id[v]]++; swap(id[u],id[v]);</text:p>
      <text:p text:style-name="P67"><text:s text:c="8"/>}</text:p>
      <text:p text:style-name="P67"><text:s text:c="8"/>else{</text:p>
      <text:p text:style-name="P67"><text:s text:c="12"/>for(auto p : s[id[v]]){</text:p>
      <text:p text:style-name="P67"><text:s text:c="16"/>int ki = p.second+1+offset[id[v]]-offset[id[u]];</text:p>
      <text:p text:style-name="P67"><text:s text:c="16"/>int koyta = ck[id[u]][ki];</text:p>
      <text:p text:style-name="P67"><text:s text:c="16"/>if(koyta!=0)s[id[u]].erase(s[id[u]].find({-koyta,ki}));</text:p>
      <text:p text:style-name="P67"><text:s text:c="16"/>koyta -= p.first ;</text:p>
      <text:p text:style-name="P67"><text:s text:c="16"/>s[id[u]].insert({-koyta,ki});</text:p>
      <text:p text:style-name="P67"><text:s text:c="16"/>ck[id[u]][ki] = koyta ;</text:p>
      <text:p text:style-name="P67"><text:s text:c="12"/>}</text:p>
      <text:p text:style-name="P67"><text:s text:c="8"/>}</text:p>
      <text:p text:style-name="P67"><text:s text:c="4"/>}</text:p>
      <text:p text:style-name="P67"><text:s text:c="4"/>auto it = *(s[id[u]].begin());</text:p>
      <text:p text:style-name="P67"><text:s text:c="4"/>ans[u] = it.second + offset[id[u]] ;</text:p>
      <text:p text:style-name="P67">}</text:p>
      <text:p text:style-name="P67">int main(){</text:p>
      <text:p text:style-name="P67"><text:s text:c="4"/>cin&gt;&gt;n;</text:p>
      <text:p text:style-name="P67"><text:s text:c="4"/>for(int i = 1; i &lt; n ; i++){</text:p>
      <text:p text:style-name="P67"><text:s text:c="8"/>scanf("%d %d",&amp;x,&amp;y);</text:p>
      <text:p text:style-name="P67"><text:s text:c="8"/>adj[x].push_back(y);</text:p>
      <text:p text:style-name="P67"><text:s text:c="8"/>adj[y].push_back(x);</text:p>
      <text:p text:style-name="P67"><text:s text:c="4"/>}</text:p>
      <text:p text:style-name="P67"><text:s text:c="4"/>for(int i = 1 ; i &lt;= n ; i++)id[i]=i;</text:p>
      <text:p text:style-name="P67"><text:s text:c="4"/>go(1,1);</text:p>
      <text:p text:style-name="P67"><text:s text:c="4"/>for(int i = 1 ; i &lt;= n ; i++)printf("%d\n",ans[i]);</text:p>
      <text:p text:style-name="P67"><text:s text:c="4"/>return 0 ;</text:p>
      <text:p text:style-name="P67">}</text:p>
      <text:p text:style-name="P67"/>
      <text:p text:style-name="P67"/>
      <text:p text:style-name="P67"/>
      <text:p text:style-name="P67"/>
      <text:p text:style-name="P67"/>
      <text:p text:style-name="P34"><text:soft-page-break/>Manhattan MST</text:p>
      <text:p text:style-name="P34"/>
      <text:p text:style-name="P48">struct point {</text:p>
      <text:p text:style-name="P48"><text:s text:c="2"/>int x, y, index;</text:p>
      <text:p text:style-name="P48"><text:s text:c="2"/>bool operator&lt;(const point &amp;p) const { return x == p.x ? y &lt; p.y : x &lt; p.x; }</text:p>
      <text:p text:style-name="P48">} p[maxN];</text:p>
      <text:p text:style-name="P48">struct node {</text:p>
      <text:p text:style-name="P48"><text:s text:c="2"/>int value, p;</text:p>
      <text:p text:style-name="P48">} T[maxN];</text:p>
      <text:p text:style-name="P48"/>
      <text:p text:style-name="P48">int query(int x) {</text:p>
      <text:p text:style-name="P48"><text:s text:c="2"/>int r = maxint, p = -1;</text:p>
      <text:p text:style-name="P48"><text:s text:c="2"/>for (; x &lt;= n; x += (x &amp; -x)) if (T[x].value &lt; r) r = T[x].value, p = T[x].p;</text:p>
      <text:p text:style-name="P48"><text:s text:c="2"/>return p;</text:p>
      <text:p text:style-name="P48">}</text:p>
      <text:p text:style-name="P48"/>
      <text:p text:style-name="P48">void modify(int x, int w, int p) {</text:p>
      <text:p text:style-name="P48"><text:s text:c="2"/>for (; x &gt; 0; x -= (x &amp; -x)) if (T[x].value &gt; w) T[x].value = w, T[x].p = p;</text:p>
      <text:p text:style-name="P48">}</text:p>
      <text:p text:style-name="P48"/>
      <text:p text:style-name="P48">// impl add &amp; kruskal</text:p>
      <text:p text:style-name="P48">int manhattan() {</text:p>
      <text:p text:style-name="P48"><text:s text:c="2"/>for (int i = 1; i &lt;= n; ++i) p[i].index = i;</text:p>
      <text:p text:style-name="P48"><text:s text:c="2"/>for (int dir = 1; dir &lt;= 4; ++dir) {</text:p>
      <text:p text:style-name="P48"><text:s text:c="4"/>if (dir == 2 || dir == 4) {</text:p>
      <text:p text:style-name="P48"><text:s text:c="6"/>for (int i = 1; i &lt;= n; ++i) swap(p[i].x, p[i].y);</text:p>
      <text:p text:style-name="P48"><text:s text:c="4"/>} else if (dir == 3) {</text:p>
      <text:p text:style-name="P48"><text:s text:c="6"/>for (int i = 1; i &lt;= n; ++i) p[i].x = -p[i].x;</text:p>
      <text:p text:style-name="P48"><text:s text:c="4"/>}</text:p>
      <text:p text:style-name="P48"><text:s text:c="4"/>sort(p + 1, p + 1 + n);</text:p>
      <text:p text:style-name="P48"><text:s text:c="4"/>vector&lt;int&gt; v; static int a[maxN];</text:p>
      <text:p text:style-name="P48"><text:s text:c="4"/>for (int i = 1; i &lt;= n; ++i) a[i] = p[i].y - p[i].x, v.push_back(a[i]);</text:p>
      <text:p text:style-name="P48"><text:s text:c="4"/>sort(v.begin(), v.end()); </text:p>
      <text:p text:style-name="P48"><text:s text:c="4"/>v.erase(unique(v.begin(), v.end()), v.end());</text:p>
      <text:p text:style-name="P48"><text:s text:c="4"/>for (int i = 1; i &lt;= n; ++i) a[i] = lower_bound(v.begin(), v.end(), a[i]) - v.begin() + 1;</text:p>
      <text:p text:style-name="P48"><text:s text:c="4"/>for (int i = 1; i &lt;= n; ++i) T[i].value = maxint, T[i].p = -1;</text:p>
      <text:p text:style-name="P48"><text:s text:c="4"/>for (int i = n; i &gt;= 1; --i) {</text:p>
      <text:p text:style-name="P48"><text:s text:c="6"/>int pos = query(a[i]);</text:p>
      <text:p text:style-name="P48"><text:s text:c="6"/>if (pos != -1) add(p[i].index, p[pos].index, dist(p[i], p[pos]));</text:p>
      <text:p text:style-name="P48"><text:s text:c="6"/>modify(a[i], p[i].x + p[i].y, i);</text:p>
      <text:p text:style-name="P48"><text:s text:c="4"/>}</text:p>
      <text:p text:style-name="P48"><text:s text:c="2"/>}</text:p>
      <text:p text:style-name="P48"><text:s text:c="2"/>return kruskal();</text:p>
      <text:p text:style-name="P48">}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5"/>
      <text:p text:style-name="P35"><text:soft-page-break/>Dominator Tree </text:p>
      <text:p text:style-name="P35"><text:span text:style-name="T12">construct DAG by dijkstra</text:span> <text:span text:style-name="T12">and then create dominator tree</text:span></text:p>
      <text:p text:style-name="P49"/>
      <text:p text:style-name="P49">#define uu second</text:p>
      <text:p text:style-name="P49">typedef long long ll;const int maxN = 100007;const int inf=1e9;</text:p>
      <text:p text:style-name="P49">struct DominatorTree {</text:p>
      <text:p text:style-name="P49"><text:s text:c="4"/>int ans[maxN] ,par[maxN][25], level[maxN],dis[maxN];</text:p>
      <text:p text:style-name="P49"><text:s text:c="4"/>vector&lt;int&gt;adj[maxN],cost[maxN],mama[maxN] ; vector&lt;pair&lt;int,int&gt; &gt;nodes ;</text:p>
      <text:p text:style-name="P49"><text:s text:c="4"/>void clr() {</text:p>
      <text:p text:style-name="P49"><text:s text:c="8"/>nodes.clear(); for(int i = 0 ; i &lt; maxN ; i++)adj[i].clear(),cost[i].clear(),mama[i].clear();</text:p>
      <text:p text:style-name="P49"><text:s text:c="8"/>memset(par,0,sizeof(par));memset(level,0,sizeof(level));</text:p>
      <text:p text:style-name="P49"><text:s text:c="8"/>memset(dis,0,sizeof(dis));memset(ans,0,sizeof(ans));</text:p>
      <text:p text:style-name="P49"><text:s text:c="4"/>}</text:p>
      <text:p text:style-name="P49"><text:s text:c="4"/>int lca(int u,int v) {</text:p>
      <text:p text:style-name="P49"><text:s text:c="8"/>if(level[u]&lt; level[v])swap(u,v); int tmp=1; for(; (1&lt;&lt;tmp)&lt;=level[u];++tmp); <text:s/>--tmp;</text:p>
      <text:p text:style-name="P49"><text:s text:c="8"/>for(int i=tmp; i&gt;=0; --i) { if(level[u]-(1&lt;&lt;i)&gt;=level[v])u=par[u][i];} if(u==v)return u ;</text:p>
      <text:p text:style-name="P49"><text:s text:c="8"/>for(int i = tmp ; i &gt;= 0 ; --i) if(par[u][i]!=par[v][i])u=par[u][i],v=par[v][i] ; return par[u][0];</text:p>
      <text:p text:style-name="P49"><text:s text:c="4"/>}</text:p>
      <text:p text:style-name="P49"><text:s text:c="4"/>void dijkstra( int n, int src ) {</text:p>
      <text:p text:style-name="P49"><text:s text:c="8"/>priority_queue&lt; pair &lt; int, int &gt; &gt; pq ;pq.push( make_pair( 0, src ) ) ;</text:p>
      <text:p text:style-name="P49"><text:s text:c="8"/>for( int i = 0 ; i &lt;= n ; i++ ) dis[i] = inf ;dis[src] = 0LL ;</text:p>
      <text:p text:style-name="P49"><text:s text:c="8"/>while( !pq.empty() ) {</text:p>
      <text:p text:style-name="P49"><text:s text:c="12"/>pair&lt;int,int&gt;node = pq.top() ;pq.pop();</text:p>
      <text:p text:style-name="P49"><text:s text:c="12"/>for( int i <text:s/>= 0 ; i &lt; adj[node.uu].size() ; i++ <text:s/>) {</text:p>
      <text:p text:style-name="P49"><text:s text:c="17"/>int v = adj[node.uu][i] ;<text:span text:style-name="T15">i</text:span>nt w = cost[node.uu][i] ;</text:p>
      <text:p text:style-name="P49"><text:s text:c="17"/>if( <text:s/>dis[node.uu]+w&lt;dis[v]){dis[v]=dis[node.uu]+w;pq.push(make_pair(-dis[v], v) );</text:p>
      <text:p text:style-name="P49"><text:s text:c="16"/>}</text:p>
      <text:p text:style-name="P49"><text:s text:c="12"/>}</text:p>
      <text:p text:style-name="P49"><text:s text:c="8"/>}</text:p>
      <text:p text:style-name="P49"><text:s text:c="4"/>}</text:p>
      <text:p text:style-name="P49"><text:s text:c="4"/>void constructDag(int n, int src) {</text:p>
      <text:p text:style-name="P49"><text:s text:c="8"/>for(int i =1 ; i &lt;=n; i++)nodes.push_back(make_pair(dis[i],i)); sort(nodes.begin(),nodes.end());</text:p>
      <text:p text:style-name="P50"><text:s text:c="8"/>for(int i = 0 ; i &lt; n ; i++) { </text:p>
      <text:p text:style-name="P50"><text:s text:c="12"/>int u = nodes[i].uu;</text:p>
      <text:p text:style-name="P49"><text:s text:c="12"/>for(int j=0; j &lt; adj[u].size() ; j++ ) {</text:p>
      <text:p text:style-name="P49"><text:s text:c="16"/>int v = adj[u][j];int w = cost[u][j]; if(dis[v]+w==dis[u])mama[u].push_back(v);</text:p>
      <text:p text:style-name="P49"><text:s text:c="12"/>}</text:p>
      <text:p text:style-name="P49"><text:s text:c="8"/>}</text:p>
      <text:p text:style-name="P49"><text:s text:c="4"/>}</text:p>
      <text:p text:style-name="P49"><text:s text:c="4"/>void dominatorTree(int n,int src) {</text:p>
      <text:p text:style-name="P49"><text:s text:c="8"/>dijkstra(n,src);constructDag(n,src);for(int i = 0 ; i &lt; 20 ; i++ )par[1][i]=1; level[1]=1;</text:p>
      <text:p text:style-name="P49"><text:s text:c="8"/>n=nodes.size();</text:p>
      <text:p text:style-name="P49"><text:s text:c="8"/>for(int i =1; i &lt; n ; i++) {</text:p>
      <text:p text:style-name="P49"><text:s text:c="12"/>int u = nodes[i].second ;if(mama[u].size()==0) {continue;}int sz = mama[u].size();</text:p>
      <text:p text:style-name="P49"><text:s text:c="12"/>int jaime = mama[u][0] ; int cur = 1 ;</text:p>
      <text:p text:style-name="P49"><text:s text:c="12"/>while(cur &lt; sz ) {jaime = lca( jaime, mama[u][cur]) ;cur++;}</text:p>
      <text:p text:style-name="P49"><text:s text:c="12"/>par[u][0]=jaime;level[u]=1+level[jaime];</text:p>
      <text:p text:style-name="P49"><text:s text:c="12"/>for( int i = 1 ; i &lt;20 ; i++ )par[u][i] = par[par[u][i-1]][i-1] ;</text:p>
      <text:p text:style-name="P49"><text:s text:c="8"/>}</text:p>
      <text:p text:style-name="P49"><text:s text:c="4"/>} </text:p>
      <text:p text:style-name="P49"/>
      <text:p text:style-name="P49">};</text:p>
      <text:p text:style-name="P49"/>
      <text:p text:style-name="P49"/>
      <text:p text:style-name="P49"/>
      <text:p text:style-name="P49"/>
      <text:p text:style-name="P36"><text:soft-page-break/>Dominator Tree</text:p>
      <text:p text:style-name="P54">for any directed Graph</text:p>
      <text:p text:style-name="P54"/>
      <text:p text:style-name="P51">struct DominatorTree {</text:p>
      <text:p text:style-name="P51"><text:s text:c="4"/>vector &lt;int&gt; g[Max], tree[Max],bucket[Max],rg[Max];</text:p>
      <text:p text:style-name="P51"><text:s text:c="4"/>int sdom[Max],dom[Max],par[Max],dsu[Max],label[Max],arr[Max],rev[Max],T;</text:p>
      <text:p text:style-name="P51"><text:s text:c="4"/>int papa[Max] ; // papa te osbar dominator node save kora ache</text:p>
      <text:p text:style-name="P51"><text:s text:c="4"/>int ed[Max][2], n,m;</text:p>
      <text:p text:style-name="P51"><text:s text:c="4"/>int Find(int u,int x=0) {</text:p>
      <text:p text:style-name="P51"><text:s text:c="8"/>if(u == dsu[u])return x ? -1 : u;</text:p>
      <text:p text:style-name="P51"><text:s text:c="8"/>int v = Find(dsu[u],x+1); if(v &lt; 0)return u;</text:p>
      <text:p text:style-name="P51"><text:s text:c="8"/>if(sdom[ label[ dsu[u] ] ] &lt; sdom[ label[u] ]) label[u] = label[ dsu[u] ];</text:p>
      <text:p text:style-name="P51"><text:s text:c="8"/>dsu[u] = v;</text:p>
      <text:p text:style-name="P51"><text:s text:c="8"/>return x ? v : label[u];</text:p>
      <text:p text:style-name="P51"><text:s text:c="4"/>}</text:p>
      <text:p text:style-name="P51"><text:s text:c="4"/>void Union(int u,int v) {dsu[v] = u;}</text:p>
      <text:p text:style-name="P51"><text:s text:c="4"/>void dfs0(int u) {</text:p>
      <text:p text:style-name="P51"><text:s text:c="8"/>++T;arr[u] = T;rev[T] = u;sdom[T] = T;label[T] = T; dsu[T] = T;</text:p>
      <text:p text:style-name="P51"><text:s text:c="8"/>for(int i = 0; i &lt; sz(g[u]); i++) {</text:p>
      <text:p text:style-name="P51"><text:s text:c="12"/>int w = g[u][i]; if( !arr[w] )dfs0(w), par[ arr[w] ] = arr[u]; <text:s/>rg[ arr[w] ].pb( arr[u] );</text:p>
      <text:p text:style-name="P51"><text:s text:c="8"/>}</text:p>
      <text:p text:style-name="P51"><text:s text:c="4"/>}</text:p>
      <text:p text:style-name="P51"><text:s text:c="4"/>void dominator_tree_init() {</text:p>
      <text:p text:style-name="P51"><text:s text:c="8"/>dfs0(1);</text:p>
      <text:p text:style-name="P51"><text:s text:c="8"/>for(int i = T; i &gt;= 1; i--) {</text:p>
      <text:p text:style-name="P51"><text:s text:c="12"/>for(int j = 0; j&lt;sz(rg[i]); j++)</text:p>
      <text:p text:style-name="P51"><text:s text:c="16"/>sdom[i] = min(sdom[i],sdom[ Find(rg[i][j]) ]);</text:p>
      <text:p text:style-name="P51"><text:s text:c="12"/>if(i &gt; 1)bucket[ sdom[i] ].pb(i);</text:p>
      <text:p text:style-name="P51"><text:s text:c="12"/>for(int j = 0; j &lt; sz(bucket[i]); j++) {</text:p>
      <text:p text:style-name="P51"><text:s text:c="16"/>int w = bucket[i][j]; int v = Find(w);</text:p>
      <text:p text:style-name="P51"><text:s text:c="16"/>if( sdom[w] == sdom[v] )dom[w] = sdom[w];</text:p>
      <text:p text:style-name="P51"><text:s text:c="16"/>else dom[w] = v;</text:p>
      <text:p text:style-name="P51"><text:s text:c="12"/>}</text:p>
      <text:p text:style-name="P51"><text:s text:c="12"/>if(i &gt; 1)Union(par[i],i);</text:p>
      <text:p text:style-name="P51"><text:s text:c="8"/>}</text:p>
      <text:p text:style-name="P51"><text:s text:c="8"/>for(int i = 2; i &lt;= T; i++) {</text:p>
      <text:p text:style-name="P51"><text:s text:c="12"/>if(dom[i] != sdom[i])dom[i] = dom[ dom[i] ];</text:p>
      <text:p text:style-name="P51"><text:s text:c="12"/>tree[ rev[ dom[i] ] ].pb(rev[i]);</text:p>
      <text:p text:style-name="P51"><text:s text:c="12"/>tree[ rev[i] ].pb(rev[ dom[i] ]);</text:p>
      <text:p text:style-name="P51"><text:s text:c="12"/>papa[rev[i]]=rev[dom[i]];</text:p>
      <text:p text:style-name="P51"><text:s text:c="12"/>//cout &lt;&lt; rev[dom[i]] &lt;&lt; " -&gt; " &lt;&lt; <text:s/>rev[i] &lt;&lt; endl ;</text:p>
      <text:p text:style-name="P51"><text:s text:c="12"/>//here rev[dom[i]] dominates rev[i]</text:p>
      <text:p text:style-name="P51"><text:s text:c="8"/>}</text:p>
      <text:p text:style-name="P51"><text:s text:c="4"/>}</text:p>
      <text:p text:style-name="P51"><text:s text:c="4"/>void Clear() {</text:p>
      <text:p text:style-name="P51"><text:s text:c="8"/>for(int i = 1; i &lt;= n; i++) {</text:p>
      <text:p text:style-name="P51"><text:s text:c="12"/>arr[i] = <text:s/>sdom[i] = dom[i] = par[i] = dsu[i] = label[i] = rev[i] = 0;</text:p>
      <text:p text:style-name="P51"><text:s text:c="12"/>tree[i].clear();</text:p>
      <text:p text:style-name="P51"><text:s text:c="12"/>g[i].clear();</text:p>
      <text:p text:style-name="P51"><text:s text:c="12"/>rg[i].clear();</text:p>
      <text:p text:style-name="P51"><text:s text:c="12"/>bucket[i].clear();</text:p>
      <text:p text:style-name="P51"><text:s text:c="8"/>}</text:p>
      <text:p text:style-name="P51"><text:s text:c="8"/>T=0;</text:p>
      <text:p text:style-name="P51"><text:s text:c="4"/>}</text:p>
      <text:p text:style-name="P51">};</text:p>
      <text:p text:style-name="P51"/>
      <text:p text:style-name="P37"><text:soft-page-break/><text:span text:style-name="T16">C</text:span>entroid <text:span text:style-name="T16">D</text:span>ecomposition of Tree</text:p>
      <text:p text:style-name="P52"/>
      <text:p text:style-name="P52">#include &lt;bits/stdc++.h&gt;</text:p>
      <text:p text:style-name="P52">using namespace std;</text:p>
      <text:p text:style-name="P52">const int MAXN = 100007 ;</text:p>
      <text:p text:style-name="P52">struct centroidDecompostion {</text:p>
      <text:p text:style-name="P52"><text:s text:c="4"/>vector&lt;int&gt; tree[MAXN], centroidTree[MAXN];</text:p>
      <text:p text:style-name="P52"><text:s text:c="4"/>int par[MAXN] ;</text:p>
      <text:p text:style-name="P52"><text:s text:c="4"/>bool centroidMarked[MAXN];</text:p>
      <text:p text:style-name="P52"><text:s text:c="4"/>void addEdge(int u, int v) {</text:p>
      <text:p text:style-name="P52"><text:s text:c="8"/>tree[u].push_back(v); tree[v].push_back(u);</text:p>
      <text:p text:style-name="P52"><text:s text:c="4"/>}</text:p>
      <text:p text:style-name="P52"><text:s text:c="4"/>void DFS(int src, bool visited[], int subtree_size[], int* n) {</text:p>
      <text:p text:style-name="P52"><text:s text:c="8"/>visited[src] = true; *n += 1;</text:p>
      <text:p text:style-name="P52"><text:s text:c="8"/>subtree_size[src] = 1; vector&lt;int&gt;::iterator it;</text:p>
      <text:p text:style-name="P52"><text:s text:c="8"/>for (it = tree[src].begin(); it!=tree[src].end(); it++)</text:p>
      <text:p text:style-name="P52"><text:s text:c="12"/>if (!visited[*it] &amp;&amp; !centroidMarked[*it]) {</text:p>
      <text:p text:style-name="P52"><text:s text:c="16"/>DFS(*it, visited, subtree_size, n); subtree_size[src]+=subtree_size[*it];</text:p>
      <text:p text:style-name="P52"><text:s text:c="12"/>}</text:p>
      <text:p text:style-name="P52"><text:s text:c="4"/>}</text:p>
      <text:p text:style-name="P52"><text:s text:c="4"/>int getCentroid(int src, bool visited[], int subtree_size[], int n) {</text:p>
      <text:p text:style-name="P52"><text:s text:c="8"/>bool is_centroid = true; <text:s/>visited[src] = true;</text:p>
      <text:p text:style-name="P52"><text:s text:c="8"/>int heaviest_child = 0; <text:s/>vector&lt;int&gt;::iterator it;</text:p>
      <text:p text:style-name="P52"><text:s text:c="8"/>for (it = tree[src].begin(); it!=tree[src].end(); it++)</text:p>
      <text:p text:style-name="P52"><text:s text:c="12"/>if (!visited[*it] &amp;&amp; !centroidMarked[*it]) {</text:p>
      <text:p text:style-name="P52"><text:s text:c="16"/>if (subtree_size[*it]&gt;n/2) is_centroid=false;</text:p>
      <text:p text:style-name="P52"><text:s text:c="16"/>if (heaviest_child==0 ||subtree_size[*it]&gt;subtree_size[heaviest_child])</text:p>
      <text:p text:style-name="P52"><text:s text:c="20"/>heaviest_child = *it;</text:p>
      <text:p text:style-name="P52"><text:s text:c="12"/>}</text:p>
      <text:p text:style-name="P52"><text:s text:c="8"/>if (is_centroid &amp;&amp; n-subtree_size[src]&lt;=n/2) return src;</text:p>
      <text:p text:style-name="P52"><text:s text:c="8"/>return getCentroid(heaviest_child, visited, subtree_size, n);</text:p>
      <text:p text:style-name="P52"><text:s text:c="4"/>}</text:p>
      <text:p text:style-name="P52"><text:s text:c="4"/>int getCentroid(int src) {</text:p>
      <text:p text:style-name="P52"><text:s text:c="8"/>bool visited[MAXN];int subtree_size[MAXN];</text:p>
      <text:p text:style-name="P52"><text:s text:c="8"/>memset(visited, false, sizeof visited); memset(subtree_size, 0, sizeof subtree_size);</text:p>
      <text:p text:style-name="P52"><text:s text:c="8"/>int n = 0;DFS(src, visited, subtree_size, &amp;n);</text:p>
      <text:p text:style-name="P52"><text:s text:c="8"/>for (int i=1; i&lt;MAXN; i++) visited[i] = false;</text:p>
      <text:p text:style-name="P52"><text:s text:c="8"/>int centroid = getCentroid(src, visited, subtree_size, n);</text:p>
      <text:p text:style-name="P52"><text:s text:c="8"/>centroidMarked[centroid]=true;</text:p>
      <text:p text:style-name="P52"><text:s text:c="8"/>return centroid;</text:p>
      <text:p text:style-name="P52"><text:s text:c="4"/>}</text:p>
      <text:p text:style-name="P52"><text:s text:c="4"/>int decomposeTree(int root) {</text:p>
      <text:p text:style-name="P52"><text:s text:c="8"/>int cend_tree = getCentroid(root);</text:p>
      <text:p text:style-name="P52"><text:s text:c="8"/>vector&lt;int&gt;::iterator it;</text:p>
      <text:p text:style-name="P52"><text:s text:c="8"/>for (it=tree[cend_tree].begin(); it!=tree[cend_tree].end(); it++) {</text:p>
      <text:p text:style-name="P52"><text:s text:c="12"/>if (!centroidMarked[*it]) {</text:p>
      <text:p text:style-name="P52"><text:s text:c="16"/>int cend_subtree = decomposeTree(*it);</text:p>
      <text:p text:style-name="P52"><text:s text:c="16"/>centroidTree[cend_tree].push_back(cend_subtree);</text:p>
      <text:p text:style-name="P52"><text:s text:c="16"/>par[cend_subtree] = cend_tree ;</text:p>
      <text:p text:style-name="P52"><text:s text:c="12"/>}</text:p>
      <text:p text:style-name="P52"><text:s text:c="8"/>}</text:p>
      <text:p text:style-name="P52"><text:s text:c="8"/>return cend_tree;</text:p>
      <text:p text:style-name="P52"><text:s text:c="4"/>}</text:p>
      <text:p text:style-name="P52">};</text:p>
      <text:p text:style-name="P52"/>
      <text:p text:style-name="P59"/>
      <text:p text:style-name="P58"><text:soft-page-break/><text:s/>* <text:s/>LCA , O(|V| log |V| + Q)</text:p>
      <text:p text:style-name="P76"><text:s/></text:p>
      <text:p text:style-name="P71">typedef vector&lt;pair&lt;int,int&gt; &gt; vpi; typedef vector&lt;vpi&gt; graph; <text:span text:style-name="T17">typedef long long ll ;</text:span></text:p>
      <text:p text:style-name="P71">int sz(graph&amp; C){ <text:s/>return C.size();}</text:p>
      <text:p text:style-name="P71">template&lt;class T&gt;</text:p>
      <text:p text:style-name="P71">struct RMQ {</text:p>
      <text:p text:style-name="P71"><text:tab/>vector&lt;vector&lt;T&gt;&gt; jmp;</text:p>
      <text:p text:style-name="P71"><text:tab/>RMQ(const vector&lt;T&gt;&amp; V) {</text:p>
      <text:p text:style-name="P71"><text:tab/><text:tab/>int N = V.size(), on = 1, depth = 1;</text:p>
      <text:p text:style-name="P71"><text:tab/><text:tab/>while (on &lt; V.size() ) on *= 2, depth++; jmp.assign(depth, V);</text:p>
      <text:p text:style-name="P71"><text:tab/><text:tab/>for(int i=0; i&lt;depth-1;i++) <text:s/>for(int j=0;j&lt;N;j++)</text:p>
      <text:p text:style-name="P71"><text:s text:c="28"/>jmp[i+1][j] = min(jmp[i][j], jmp[i][min(N - 1, j + (1 &lt;&lt; i))]);</text:p>
      <text:p text:style-name="P71"><text:tab/>}</text:p>
      <text:p text:style-name="P71"><text:tab/>T query(int a, int b) {</text:p>
      <text:p text:style-name="P71"><text:s text:c="17"/>assert(a &lt; b); // or return inf if a == b</text:p>
      <text:p text:style-name="P71"><text:tab/> <text:s text:c="4"/>int dep = 31 - __builtin_clz(b – a);return min(jmp[dep][a], jmp[dep][b - (1 &lt;&lt; dep)]);</text:p>
      <text:p text:style-name="P71"><text:tab/>}</text:p>
      <text:p text:style-name="P71">};</text:p>
      <text:p text:style-name="P71">struct LCA {</text:p>
      <text:p text:style-name="P71"><text:tab/>vector&lt;int&gt; time; vector&lt;long long&gt; dist; RMQ&lt;pair&lt;int,int&gt; &gt; rmq;</text:p>
      <text:p text:style-name="P71"><text:tab/>LCA(graph&amp; C) : time(sz(C), -99), dist(sz(C)), rmq(dfs(C)) {}</text:p>
      <text:p text:style-name="P71"><text:tab/>vpi dfs(graph&amp; C) {</text:p>
      <text:p text:style-name="P72"><text:tab/><text:tab/>vector&lt;tuple&lt;int, int, int, <text:span text:style-name="T18">ll</text:span>&gt;&gt; q(1); vector&lt;pair&lt;int,int&gt; &gt; ret; <text:span text:style-name="T18">i</text:span>nt T = 0, v, p, d; <text:span text:style-name="T18">ll</text:span> di;</text:p>
      <text:p text:style-name="P71"><text:tab/><text:tab/>while (!q.empty()) {</text:p>
      <text:p text:style-name="P71"><text:tab/><text:tab/><text:tab/>tie(v, p, d, di) = q.back();q.pop_back(); if (d) ret.emplace_back(d, p);</text:p>
      <text:p text:style-name="P71"><text:tab/><text:tab/><text:tab/>time[v] = T++; dist[v] = di;</text:p>
      <text:p text:style-name="P71"><text:tab/><text:tab/><text:tab/>for(auto <text:span text:style-name="T18">&amp;</text:span>e: C[v]) if (e.first != p)</text:p>
      <text:p text:style-name="P71"><text:tab/><text:tab/><text:tab/><text:tab/>q.emplace_back(e.first, v, d+1, di + e.second);</text:p>
      <text:p text:style-name="P71"><text:tab/><text:tab/>}</text:p>
      <text:p text:style-name="P71"><text:tab/><text:tab/>return ret;</text:p>
      <text:p text:style-name="P71"><text:tab/>}</text:p>
      <text:p text:style-name="P71"><text:tab/>int query(int a, int b) {</text:p>
      <text:p text:style-name="P71"><text:tab/> <text:s text:c="3"/>if (a == b) return a;a = time[a], b = time[b];return rmq.query(min(a, b), max(a, b)).second;</text:p>
      <text:p text:style-name="P71"><text:tab/>}</text:p>
      <text:p text:style-name="P71"><text:tab/>long long distance(int a, int b) {int lca = query(a, b);return dist[a] + dist[b] - 2 * dist[lca]; }</text:p>
      <text:p text:style-name="P71">};</text:p>
      <text:p text:style-name="P71"/>
      <text:p text:style-name="P77">CompressTree , 0-rooted with specific nodes</text:p>
      <text:p text:style-name="P77"/>
      <text:p text:style-name="P72">vpi compressTree(LCA&amp; lca, const vector&lt;int&gt;&amp; subset) {</text:p>
      <text:p text:style-name="P72"><text:tab/>static vector&lt;int&gt; rev; rev.resize(lca.dist.size()); vector&lt;int&gt; li = subset, &amp;T = lca.time;</text:p>
      <text:p text:style-name="P72"><text:tab/>auto cmp = [&amp;](int a, int b) { return T[a] &lt; T[b]; }; sort(li.begin(),li.end(), cmp);</text:p>
      <text:p text:style-name="P72"><text:tab/>int m = li.size()-1;</text:p>
      <text:p text:style-name="P72"><text:tab/>for(int i=0;i&lt;m;i++) {</text:p>
      <text:p text:style-name="P72"><text:tab/><text:tab/>int a = li[i], b = li[i+1]; li.push_back(lca.query(a, b));</text:p>
      <text:p text:style-name="P72"><text:tab/>}</text:p>
      <text:p text:style-name="P72"><text:tab/>sort(li.begin(),li.end(), cmp); li.erase(unique(li.begin(),li.end()), li.end());</text:p>
      <text:p text:style-name="P72"><text:tab/>for(int i=0;i&lt;li.size();i++) rev[li[i]] = i; <text:s text:c="2"/>vpi ret = {pair&lt;int,int&gt;(0, li[0])};</text:p>
      <text:p text:style-name="P72"><text:tab/>for(int i=0;i&lt;li.size()-1;i++) {</text:p>
      <text:p text:style-name="P72"><text:tab/><text:tab/>int a = li[i], b = li[i+1];ret.emplace_back(rev[lca.query(a, b)], b);</text:p>
      <text:p text:style-name="P72"><text:tab/>}</text:p>
      <text:p text:style-name="P72"><text:tab/>return ret;</text:p>
      <text:p text:style-name="P72">}</text:p>
      <text:p text:style-name="P72"/>
      <text:p text:style-name="P72"/>
      <text:p text:style-name="P72"/>
      <text:p text:style-name="P60"><text:soft-page-break/>Link Cut Tree</text:p>
      <text:p text:style-name="P78">/* Represents a forest of unrooted trees. You can add and remove edges (as long as the result is still a forest), and check whether two nodes are in the same tree.Time: O(\log N).*/</text:p>
      <text:p text:style-name="P72">struct Node { // Splay tree. Root's pp contains tree's parent.</text:p>
      <text:p text:style-name="P72"><text:tab/>Node *p = 0, *pp = 0, *c[2];bool flip = 0;</text:p>
      <text:p text:style-name="P72"><text:tab/>Node() { c[0] = c[1] = 0; fix(); }</text:p>
      <text:p text:style-name="P72"><text:tab/>void fix() {</text:p>
      <text:p text:style-name="P72"><text:tab/><text:tab/>if (c[0]) c[0]-&gt;p = this;if (c[1]) c[1]-&gt;p = this;</text:p>
      <text:p text:style-name="P72"><text:tab/><text:tab/>// (+ update sum of subtree elements etc. if wanted)</text:p>
      <text:p text:style-name="P72"><text:tab/>}</text:p>
      <text:p text:style-name="P72"><text:tab/>void push_flip() {</text:p>
      <text:p text:style-name="P72"><text:tab/> <text:s text:c="4"/>if (!flip) return; flip = 0; swap(c[0], c[1]);if (c[0]) c[0]-&gt;flip ^= 1;if (c[1]) c[1]-&gt;flip ^= 1;</text:p>
      <text:p text:style-name="P72"><text:tab/>}</text:p>
      <text:p text:style-name="P72"><text:tab/>int up() { return p ? p-&gt;c[1] == this : -1; }</text:p>
      <text:p text:style-name="P72"><text:tab/>void rot(int i, int b) {</text:p>
      <text:p text:style-name="P72"><text:tab/><text:tab/>int h = i ^ b; Node *x = c[i], *y = b == 2 ? x : x-&gt;c[h], *z = b ? y : x;</text:p>
      <text:p text:style-name="P72"><text:tab/><text:tab/>if ((y-&gt;p = p)) p-&gt;c[up()] = y; <text:s/>c[i] = z-&gt;c[i ^ 1];</text:p>
      <text:p text:style-name="P72"><text:tab/><text:tab/>if (b &lt; 2) { x-&gt;c[h] = y-&gt;c[h ^ 1];z-&gt;c[h ^ 1] = b ? x : this;}</text:p>
      <text:p text:style-name="P72"><text:tab/><text:tab/>y-&gt;c[i ^ 1] = b ? this : x; fix(); x-&gt;fix(); y-&gt;fix();if (p) p-&gt;fix(); swap(pp, y-&gt;pp);</text:p>
      <text:p text:style-name="P72"><text:tab/>}</text:p>
      <text:p text:style-name="P72"><text:tab/>void splay() { /// Splay this up to the root. Always finishes without flip set.</text:p>
      <text:p text:style-name="P72"><text:tab/> <text:s text:c="8"/>for (push_flip(); p; ) {</text:p>
      <text:p text:style-name="P72"><text:tab/><text:tab/> <text:s text:c="2"/>if (p-&gt;p) p-&gt;p-&gt;push_flip();p-&gt;push_flip(); push_flip(); int c1 = up(), c2 = p→up();</text:p>
      <text:p text:style-name="P73"><text:s text:c="26"/>if (c2 == -1) p-&gt;rot(c1, 2);else p-&gt;p-&gt;rot(c2, c1 != c2);</text:p>
      <text:p text:style-name="P72"><text:tab/> <text:s text:c="8"/>}</text:p>
      <text:p text:style-name="P72"><text:tab/>}</text:p>
      <text:p text:style-name="P72"><text:tab/>Node* first() { /// Return the min element of the subtree rooted at this, splayed to the top.</text:p>
      <text:p text:style-name="P72"><text:tab/><text:tab/>push_flip(); return c[0] ? c[0]-&gt;first() : (splay(), this);</text:p>
      <text:p text:style-name="P72"><text:tab/>}</text:p>
      <text:p text:style-name="P72">};</text:p>
      <text:p text:style-name="P72">struct LinkCut {</text:p>
      <text:p text:style-name="P72"><text:tab/>vector&lt;Node&gt; node;</text:p>
      <text:p text:style-name="P72"><text:tab/>LinkCut(int N) : node(N) {}</text:p>
      <text:p text:style-name="P72"><text:tab/>void link(int u, int v) { // add an edge (u, v)</text:p>
      <text:p text:style-name="P72"><text:tab/><text:tab/>assert(!connected(u, v));make_root(&amp;node[u]);node[u].pp = &amp;node[v];</text:p>
      <text:p text:style-name="P72"><text:tab/>}</text:p>
      <text:p text:style-name="P72"><text:tab/>void cut(int u, int v) { // remove an edge (u, v)</text:p>
      <text:p text:style-name="P72"><text:tab/><text:tab/>Node *x = &amp;node[u], *top = &amp;node[v]; make_root(top); x-&gt;splay();</text:p>
      <text:p text:style-name="P72"><text:tab/><text:tab/>assert(top == (x-&gt;pp ?: x-&gt;c[0]));</text:p>
      <text:p text:style-name="P72"><text:tab/><text:tab/>if (x-&gt;pp) x-&gt;pp = 0;<text:span text:style-name="T19">e</text:span>lse {x-&gt;c[0] = top-&gt;p = 0;x-&gt;fix();}</text:p>
      <text:p text:style-name="P72"><text:tab/>}</text:p>
      <text:p text:style-name="P72"><text:tab/>bool connected(int u, int v) { // are u, v in the same tree?</text:p>
      <text:p text:style-name="P72"><text:tab/><text:tab/>Node* nu = access(&amp;node[u])-&gt;first(); return nu == access(&amp;node[v])-&gt;first();</text:p>
      <text:p text:style-name="P72"><text:tab/>}</text:p>
      <text:p text:style-name="P72"><text:tab/>void make_root(Node* u) { /// Move u to root of represented tree.</text:p>
      <text:p text:style-name="P72"><text:tab/> <text:s text:c="7"/>access(u); u-&gt;splay();</text:p>
      <text:p text:style-name="P72"><text:tab/> <text:s text:c="7"/>if(u-&gt;c[0]) {u-&gt;c[0]-&gt;p = 0;u-&gt;c[0]-&gt;flip ^= 1;u-&gt;c[0]-&gt;pp = u;u-&gt;c[0] = 0;u-&gt;fix();}</text:p>
      <text:p text:style-name="P72"><text:tab/>}</text:p>
      <text:p text:style-name="P72"><text:tab/>Node* access(Node* u) { /// Move u to root aux tree. Return the root of the root aux tree.</text:p>
      <text:p text:style-name="P72"><text:tab/><text:tab/>u-&gt;splay();</text:p>
      <text:p text:style-name="P72"><text:tab/><text:tab/>while (Node* pp = u-&gt;pp) {</text:p>
      <text:p text:style-name="P72"><text:tab/><text:tab/><text:tab/>pp-&gt;splay(); u-&gt;pp = 0;if (pp-&gt;c[1]) {pp-&gt;c[1]-&gt;p = 0; pp-&gt;c[1]-&gt;pp = pp; }</text:p>
      <text:p text:style-name="P72"><text:tab/><text:tab/><text:tab/>pp-&gt;c[1] = u; pp-&gt;fix(); u = pp;</text:p>
      <text:p text:style-name="P72"><text:tab/><text:tab/>}</text:p>
      <text:p text:style-name="P72"><text:tab/><text:tab/>return u;</text:p>
      <text:p text:style-name="P72"><text:tab/>}</text:p>
      <text:p text:style-name="P72">};</text:p>
      <text:p text:style-name="P61"><text:soft-page-break/>Stable Marriage</text:p>
      <text:p text:style-name="P74">/* Numbered from 0</text:p>
      <text:p text:style-name="P74"><text:s/>* For man i, L[i] = list of women in order of decreasing preference</text:p>
      <text:p text:style-name="P74"><text:s/>* For women j, R[j][i] = index of man i in j-th women's list of preference</text:p>
      <text:p text:style-name="P74"><text:s/>* OUTPUTS:</text:p>
      <text:p text:style-name="P74"><text:s/>* <text:s text:c="5"/>- L2R[]: <text:s text:c="3"/>the mate of man i (always between 0 and n-1)</text:p>
      <text:p text:style-name="P74"><text:s/>* <text:s text:c="5"/>- R2L[]: <text:s text:c="3"/>the mate of woman j (or -1 if single)</text:p>
      <text:p text:style-name="P74"><text:s/>* COMPLEXITY: M^2</text:p>
      <text:p text:style-name="P74"><text:s/>*/</text:p>
      <text:p text:style-name="P74"/>
      <text:p text:style-name="P74">#define MAXM 1024</text:p>
      <text:p text:style-name="P74">#define MAXW 1024</text:p>
      <text:p text:style-name="P74">int m;</text:p>
      <text:p text:style-name="P74">int L[MAXM][MAXW], R[MAXW][MAXM];</text:p>
      <text:p text:style-name="P74">int L2R[MAXM], R2L[MAXW];</text:p>
      <text:p text:style-name="P74">int p[MAXM];</text:p>
      <text:p text:style-name="P74">void stableMarriage(){</text:p>
      <text:p text:style-name="P74"><text:s text:c="4"/>static int p[128];</text:p>
      <text:p text:style-name="P74"><text:s text:c="4"/>memset(R2L, -1, sizeof R2L);</text:p>
      <text:p text:style-name="P74"><text:s text:c="4"/>memset(p, 0, sizeof p);</text:p>
      <text:p text:style-name="P74"><text:s text:c="4"/>// Each man proposes...</text:p>
      <text:p text:style-name="P74"><text:s text:c="4"/>for(int i = 0; i &lt; m; i++) {</text:p>
      <text:p text:style-name="P74"><text:s text:c="8"/>int man = i;</text:p>
      <text:p text:style-name="P74"><text:s text:c="8"/>while (man &gt;= 0) { // propose until success</text:p>
      <text:p text:style-name="P74"><text:s text:c="12"/>int wom;</text:p>
      <text:p text:style-name="P74"><text:s text:c="12"/>while (1) {</text:p>
      <text:p text:style-name="P74"><text:s text:c="16"/>wom = L[man][p[man]++];</text:p>
      <text:p text:style-name="P74"><text:s text:c="16"/>if (R2L[wom] &lt; 0 || R[wom][man] &gt; R[wom][R2L[wom]]) break;</text:p>
      <text:p text:style-name="P74"><text:s text:c="12"/>}</text:p>
      <text:p text:style-name="P74"><text:s text:c="12"/>int hubby = R2L[wom];</text:p>
      <text:p text:style-name="P74"><text:s text:c="12"/>R2L[L2R[man] = wom] = man;</text:p>
      <text:p text:style-name="P74"><text:s text:c="12"/>man = hubby; // remarry the dumped guy</text:p>
      <text:p text:style-name="P74"><text:s text:c="8"/>}</text:p>
      <text:p text:style-name="P74"><text:s text:c="4"/>}</text:p>
      <text:p text:style-name="P74">}</text:p>
      <text:p text:style-name="P61"/>
      <text:p text:style-name="P62">Minimum Mean Cycle</text:p>
      <text:p text:style-name="P75"/>
      <text:p text:style-name="P75">int dp[maxN][maxN]; // minimum mean cycle(allow negative weight)</text:p>
      <text:p text:style-name="P75">double mmc(int n) {</text:p>
      <text:p text:style-name="P75"><text:s text:c="2"/>for (int i = 0; i &lt; n; ++i) {</text:p>
      <text:p text:style-name="P75"><text:s text:c="4"/>memset(dp[i + 1], 0x7f, sizeof(dp[i + 1]));</text:p>
      <text:p text:style-name="P75"><text:s text:c="4"/>for (int j = 1; j &lt;= ec; ++j) {</text:p>
      <text:p text:style-name="P75"><text:s text:c="6"/>int u = edge[j].u, v = edge[j].v, w = edge[j].w;</text:p>
      <text:p text:style-name="P75"><text:s text:c="6"/>if (dp[i][u] != maxint) dp[i + 1][v] = min(dp[i + 1][v], dp[i][u] + w);</text:p>
      <text:p text:style-name="P75"><text:s text:c="4"/>}</text:p>
      <text:p text:style-name="P75"><text:s text:c="2"/>}</text:p>
      <text:p text:style-name="P75"><text:s text:c="2"/>double res = maxdbl;</text:p>
      <text:p text:style-name="P75"><text:s text:c="2"/>for (int i = 1; i &lt;= n; ++i) {</text:p>
      <text:p text:style-name="P75"><text:s text:c="4"/>if (dp[n][i] == maxint) continue; double value = -maxdbl;</text:p>
      <text:p text:style-name="P75"><text:s text:c="4"/>for (int j = 0; j &lt; n; ++j) {value = max(value, double(dp[n][i] - dp[j][i]) / (n - j));}</text:p>
      <text:p text:style-name="P75"><text:s text:c="4"/>res = min(res, value);</text:p>
      <text:p text:style-name="P75"><text:s text:c="2"/>}</text:p>
      <text:p text:style-name="P75"><text:s text:c="2"/>return res;</text:p>
      <text:p text:style-name="P75">}</text:p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21:38:34.763803125</meta:creation-date>
    <dc:date>2018-08-03T14:05:17.009771345</dc:date>
    <meta:editing-duration>PT2H19M41S</meta:editing-duration>
    <meta:editing-cycles>31</meta:editing-cycles>
    <meta:generator>LibreOffice/6.0.3.2$Linux_X86_64 LibreOffice_project/00m0$Build-2</meta:generator>
    <meta:document-statistic meta:table-count="0" meta:image-count="0" meta:object-count="0" meta:page-count="21" meta:paragraph-count="1029" meta:word-count="5064" meta:character-count="37448" meta:non-whitespace-character-count="27141"/>
  </office:meta>
</office:document-meta>
</file>